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4" style:family="table-cell" style:parent-style-name="Default" style:data-style-name="N1"/>
    <style:style style:name="ce9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9.27mm" svg:height="137.72mm" svg:x="181.12mm" svg:y="5.27mm">
            <draw:object draw:notify-on-update-of-ranges="Sheet1.B2:Sheet1.B11 Sheet1.G2:Sheet1.G11 Sheet1.B12:Sheet1.B21 Sheet1.G12:Sheet1.G21 Sheet1.B22:Sheet1.B31 Sheet1.G22:Sheet1.G31 Sheet1.B32:Sheet1.B41 Sheet1.G32:Sheet1.G41 Sheet1.B42:Sheet1.B51 Sheet1.G42:Sheet1.G51 Sheet1.B52:Sheet1.B61 Sheet1.G52:Sheet1.G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9.27mm" svg:height="137.72mm" svg:x="180.63mm" svg:y="149.01mm">
            <draw:object draw:notify-on-update-of-ranges="Sheet1.B2:Sheet1.B11 Sheet1.H2:Sheet1.H11 Sheet1.B12:Sheet1.B21 Sheet1.H12:Sheet1.H21 Sheet1.B22:Sheet1.B31 Sheet1.H22:Sheet1.H31 Sheet1.B32:Sheet1.B41 Sheet1.H32:Sheet1.H41 Sheet1.B42:Sheet1.B51 Sheet1.H42:Sheet1.H51 Sheet1.B52:Sheet1.B61 Sheet1.H52:Sheet1.H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tepou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Elapsed (sec)</text:p>
          </table:table-cell>
          <table:table-cell office:value-type="string" calcext:value-type="string">
            <text:p>Traces</text:p>
          </table:table-cell>
          <table:table-cell table:style-name="Default" office:value-type="string" calcext:value-type="string">
            <text:p>Traces/sec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style-name="ce1" office:value-type="time" office:time-value="PT13H40M08S" calcext:value-type="time">
            <text:p>13:40:08</text:p>
          </table:table-cell>
          <table:table-cell table:style-name="ce3" office:value-type="string" calcext:value-type="string">
            <text:p>13:40:37</text:p>
          </table:table-cell>
          <table:table-cell table:formula="of:=(([.D2]-[.C2]))*60*60*24" office:value-type="float" office:value="28.9999999999981" calcext:value-type="float">
            <text:p>28.9999999999981</text:p>
          </table:table-cell>
          <table:table-cell office:value-type="float" office:value="101101" calcext:value-type="float">
            <text:p>101101</text:p>
          </table:table-cell>
          <table:table-cell table:formula="of:=[.F2]/[.E2]" office:value-type="float" office:value="3486.24137931057" calcext:value-type="float">
            <text:p>3486</text:p>
          </table:table-cell>
          <table:table-cell table:style-name="Default" table:formula="of:=[.G2]/[.$G$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time" office:time-value="PT13H43M30S" calcext:value-type="time">
            <text:p>13:43:30</text:p>
          </table:table-cell>
          <table:table-cell office:value-type="time" office:time-value="PT13H44M43S" calcext:value-type="time">
            <text:p>13:44:43</text:p>
          </table:table-cell>
          <table:table-cell table:formula="of:=(([.D3]-[.C3]))*60*60*24" office:value-type="float" office:value="72.9999999999986" calcext:value-type="float">
            <text:p>72.9999999999986</text:p>
          </table:table-cell>
          <table:table-cell office:value-type="float" office:value="101101" calcext:value-type="float">
            <text:p>101101</text:p>
          </table:table-cell>
          <table:table-cell table:formula="of:=[.F3]/[.E3]" office:value-type="float" office:value="1384.94520547948" calcext:value-type="float">
            <text:p>1385</text:p>
          </table:table-cell>
          <table:table-cell table:style-name="Default" table:formula="of:=[.G3]/[.$G$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time" office:time-value="PT14H59M09S" calcext:value-type="time">
            <text:p>14:59:09</text:p>
          </table:table-cell>
          <table:table-cell office:value-type="time" office:time-value="PT15H01M46S" calcext:value-type="time">
            <text:p>15:01:46</text:p>
          </table:table-cell>
          <table:table-cell table:formula="of:=(([.D4]-[.C4]))*60*60*24" office:value-type="float" office:value="157.000000000002" calcext:value-type="float">
            <text:p>157.000000000002</text:p>
          </table:table-cell>
          <table:table-cell office:value-type="float" office:value="101101" calcext:value-type="float">
            <text:p>101101</text:p>
          </table:table-cell>
          <table:table-cell table:formula="of:=[.F4]/[.E4]" office:value-type="float" office:value="643.95541401273" calcext:value-type="float">
            <text:p>644</text:p>
          </table:table-cell>
          <table:table-cell table:style-name="Default" table:formula="of:=[.G4]/[.$G$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time" office:time-value="PT13H24M38S" calcext:value-type="time">
            <text:p>13:24:38</text:p>
          </table:table-cell>
          <table:table-cell office:value-type="time" office:time-value="PT13H29M48S" calcext:value-type="time">
            <text:p>13:29:48</text:p>
          </table:table-cell>
          <table:table-cell table:formula="of:=(([.D5]-[.C5]))*60*60*24" office:value-type="float" office:value="309.999999999997" calcext:value-type="float">
            <text:p>309.999999999997</text:p>
          </table:table-cell>
          <table:table-cell office:value-type="float" office:value="101101" calcext:value-type="float">
            <text:p>101101</text:p>
          </table:table-cell>
          <table:table-cell table:formula="of:=[.F5]/[.E5]" office:value-type="float" office:value="326.132258064519" calcext:value-type="float">
            <text:p>326</text:p>
          </table:table-cell>
          <table:table-cell table:style-name="Default" table:formula="of:=[.G5]/[.$G$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time" office:time-value="PT13H49M16S" calcext:value-type="time">
            <text:p>13:49:16</text:p>
          </table:table-cell>
          <table:table-cell office:value-type="time" office:time-value="PT13H57M34S" calcext:value-type="time">
            <text:p>13:57:34</text:p>
          </table:table-cell>
          <table:table-cell table:formula="of:=(([.D6]-[.C6]))*60*60*24" office:value-type="float" office:value="498.000000000001" calcext:value-type="float">
            <text:p>498.000000000001</text:p>
          </table:table-cell>
          <table:table-cell office:value-type="float" office:value="101101" calcext:value-type="float">
            <text:p>101101</text:p>
          </table:table-cell>
          <table:table-cell table:formula="of:=[.F6]/[.E6]" office:value-type="float" office:value="203.014056224899" calcext:value-type="float">
            <text:p>203</text:p>
          </table:table-cell>
          <table:table-cell table:style-name="Default" table:formula="of:=[.G6]/[.$G$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time" office:time-value="PT21H04M11S" calcext:value-type="time">
            <text:p>21:04:11</text:p>
          </table:table-cell>
          <table:table-cell office:value-type="time" office:time-value="PT21H16M09S" calcext:value-type="time">
            <text:p>21:16:09</text:p>
          </table:table-cell>
          <table:table-cell table:formula="of:=(([.D7]-[.C7]))*60*60*24" office:value-type="float" office:value="718.000000000004" calcext:value-type="float">
            <text:p>718.000000000004</text:p>
          </table:table-cell>
          <table:table-cell office:value-type="float" office:value="101101" calcext:value-type="float">
            <text:p>101101</text:p>
          </table:table-cell>
          <table:table-cell table:formula="of:=[.F7]/[.E7]" office:value-type="float" office:value="140.809192200558" calcext:value-type="float">
            <text:p>141</text:p>
          </table:table-cell>
          <table:table-cell table:style-name="Default" table:formula="of:=[.G7]/[.$G$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time" office:time-value="PT21H16M56S" calcext:value-type="time">
            <text:p>21:16:56</text:p>
          </table:table-cell>
          <table:table-cell office:value-type="time" office:time-value="PT21H33M28S" calcext:value-type="time">
            <text:p>21:33:28</text:p>
          </table:table-cell>
          <table:table-cell table:style-name="ce8" table:formula="of:=(([.D8]-[.C8]))*60*60*24" office:value-type="float" office:value="992.000000000005" calcext:value-type="float">
            <text:p>992.000000000005</text:p>
          </table:table-cell>
          <table:table-cell office:value-type="float" office:value="101101" calcext:value-type="float">
            <text:p>101101</text:p>
          </table:table-cell>
          <table:table-cell table:formula="of:=[.F8]/[.E8]" office:value-type="float" office:value="101.916330645161" calcext:value-type="float">
            <text:p>102</text:p>
          </table:table-cell>
          <table:table-cell table:style-name="Default" table:formula="of:=[.G8]/[.$G$8]"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time" office:time-value="PT16H24M36S" calcext:value-type="time">
            <text:p>16:24:36</text:p>
          </table:table-cell>
          <table:table-cell office:value-type="time" office:time-value="PT16H46M31S" calcext:value-type="time">
            <text:p>16:46:31</text:p>
          </table:table-cell>
          <table:table-cell table:formula="of:=(([.D9]-[.C9]))*60*60*24" office:value-type="float" office:value="1315" calcext:value-type="float">
            <text:p>1315</text:p>
          </table:table-cell>
          <table:table-cell office:value-type="float" office:value="101101" calcext:value-type="float">
            <text:p>101101</text:p>
          </table:table-cell>
          <table:table-cell table:formula="of:=[.F9]/[.E9]" office:value-type="float" office:value="76.8828897338402" calcext:value-type="float">
            <text:p>77</text:p>
          </table:table-cell>
          <table:table-cell table:style-name="Default" table:formula="of:=[.G9]/[.$G$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time" office:time-value="PT22H16M49S" calcext:value-type="time">
            <text:p>22:16:49</text:p>
          </table:table-cell>
          <table:table-cell office:value-type="time" office:time-value="PT22H53M10S" calcext:value-type="time">
            <text:p>22:53:10</text:p>
          </table:table-cell>
          <table:table-cell table:formula="of:=(([.D10]-[.C10]))*60*60*24" office:value-type="float" office:value="2181" calcext:value-type="float">
            <text:p>2181</text:p>
          </table:table-cell>
          <table:table-cell office:value-type="float" office:value="101101" calcext:value-type="float">
            <text:p>101101</text:p>
          </table:table-cell>
          <table:table-cell table:formula="of:=[.F10]/[.E10]" office:value-type="float" office:value="46.3553415864281" calcext:value-type="float">
            <text:p>46</text:p>
          </table:table-cell>
          <table:table-cell table:style-name="Default" table:formula="of:=[.G10]/[.$G$1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1" calcext:value-type="float">
            <text:p>11</text:p>
          </table:table-cell>
          <table:table-cell office:value-type="time" office:time-value="PT23H31M28S" calcext:value-type="time">
            <text:p>23:31:28</text:p>
          </table:table-cell>
          <table:table-cell office:value-type="time" office:time-value="PT23H58M00S" calcext:value-type="time">
            <text:p>23:58:00</text:p>
          </table:table-cell>
          <table:table-cell table:formula="of:=(([.D11]-[.C11]))*60*60*24" office:value-type="float" office:value="1591.99999999999" calcext:value-type="float">
            <text:p>1591.99999999999</text:p>
          </table:table-cell>
          <table:table-cell office:value-type="float" office:value="50601" calcext:value-type="float">
            <text:p>50601</text:p>
          </table:table-cell>
          <table:table-cell table:formula="of:=[.F11]/[.E11]" office:value-type="float" office:value="31.7845477386934" calcext:value-type="float">
            <text:p>32</text:p>
          </table:table-cell>
          <table:table-cell table:style-name="Default" table:formula="of:=[.G11]/[.$G$1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0" calcext:value-type="float">
            <text:p>0</text:p>
          </table:table-cell>
          <table:table-cell office:value-type="time" office:time-value="PT13H41M13S" calcext:value-type="time">
            <text:p>13:41:13</text:p>
          </table:table-cell>
          <table:table-cell office:value-type="time" office:time-value="PT13H41M37S" calcext:value-type="time">
            <text:p>13:41:37</text:p>
          </table:table-cell>
          <table:table-cell table:formula="of:=(([.D12]-[.C12]))*60*60*24" office:value-type="float" office:value="24.0000000000038" calcext:value-type="float">
            <text:p>24.0000000000038</text:p>
          </table:table-cell>
          <table:table-cell office:value-type="float" office:value="101101" calcext:value-type="float">
            <text:p>101101</text:p>
          </table:table-cell>
          <table:table-cell table:formula="of:=[.F12]/[.E12]" office:value-type="float" office:value="4212.54166666601" calcext:value-type="float">
            <text:p>4213</text:p>
          </table:table-cell>
          <table:table-cell table:formula="of:=[.G12]/[.$G$2]" office:value-type="float" office:value="1.20833333333307" calcext:value-type="float">
            <text:p>1.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1" calcext:value-type="float">
            <text:p>1</text:p>
          </table:table-cell>
          <table:table-cell office:value-type="time" office:time-value="PT13H45M10S" calcext:value-type="time">
            <text:p>13:45:10</text:p>
          </table:table-cell>
          <table:table-cell office:value-type="time" office:time-value="PT13H46M07S" calcext:value-type="time">
            <text:p>13:46:07</text:p>
          </table:table-cell>
          <table:table-cell table:formula="of:=(([.D13]-[.C13]))*60*60*24" office:value-type="float" office:value="56.9999999999993" calcext:value-type="float">
            <text:p>56.9999999999993</text:p>
          </table:table-cell>
          <table:table-cell office:value-type="float" office:value="101101" calcext:value-type="float">
            <text:p>101101</text:p>
          </table:table-cell>
          <table:table-cell table:formula="of:=[.F13]/[.E13]" office:value-type="float" office:value="1773.70175438599" calcext:value-type="float">
            <text:p>1774</text:p>
          </table:table-cell>
          <table:table-cell table:formula="of:=[.G13]/[.$G$3]" office:value-type="float" office:value="1.28070175438596" calcext:value-type="float">
            <text:p>1.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2" calcext:value-type="float">
            <text:p>2</text:p>
          </table:table-cell>
          <table:table-cell office:value-type="time" office:time-value="PT15H02M12S" calcext:value-type="time">
            <text:p>15:02:12</text:p>
          </table:table-cell>
          <table:table-cell office:value-type="time" office:time-value="PT15H04M19S" calcext:value-type="time">
            <text:p>15:04:19</text:p>
          </table:table-cell>
          <table:table-cell table:formula="of:=(([.D14]-[.C14]))*60*60*24" office:value-type="float" office:value="126.999999999997" calcext:value-type="float">
            <text:p>126.999999999997</text:p>
          </table:table-cell>
          <table:table-cell office:value-type="float" office:value="101101" calcext:value-type="float">
            <text:p>101101</text:p>
          </table:table-cell>
          <table:table-cell table:formula="of:=[.F14]/[.E14]" office:value-type="float" office:value="796.070866141748" calcext:value-type="float">
            <text:p>796</text:p>
          </table:table-cell>
          <table:table-cell table:formula="of:=[.G14]/[.$G$4]" office:value-type="float" office:value="1.23622047244099" calcext:value-type="float">
            <text:p>1.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3" calcext:value-type="float">
            <text:p>3</text:p>
          </table:table-cell>
          <table:table-cell office:value-type="time" office:time-value="PT13H30M36S" calcext:value-type="time">
            <text:p>13:30:36</text:p>
          </table:table-cell>
          <table:table-cell office:value-type="time" office:time-value="PT13H34M39S" calcext:value-type="time">
            <text:p>13:34:39</text:p>
          </table:table-cell>
          <table:table-cell table:formula="of:=(([.D15]-[.C15]))*60*60*24" office:value-type="float" office:value="243" calcext:value-type="float">
            <text:p>243</text:p>
          </table:table-cell>
          <table:table-cell office:value-type="float" office:value="101101" calcext:value-type="float">
            <text:p>101101</text:p>
          </table:table-cell>
          <table:table-cell table:formula="of:=[.F15]/[.E15]" office:value-type="float" office:value="416.053497942388" calcext:value-type="float">
            <text:p>416</text:p>
          </table:table-cell>
          <table:table-cell table:formula="of:=[.G15]/[.$G$5]" office:value-type="float" office:value="1.27572016460905" calcext:value-type="float">
            <text:p>1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4" calcext:value-type="float">
            <text:p>4</text:p>
          </table:table-cell>
          <table:table-cell office:value-type="time" office:time-value="PT13H57M57S" calcext:value-type="time">
            <text:p>13:57:57</text:p>
          </table:table-cell>
          <table:table-cell office:value-type="time" office:time-value="PT14H04M32S" calcext:value-type="time">
            <text:p>14:04:32</text:p>
          </table:table-cell>
          <table:table-cell table:formula="of:=(([.D16]-[.C16]))*60*60*24" office:value-type="float" office:value="395.000000000007" calcext:value-type="float">
            <text:p>395.000000000007</text:p>
          </table:table-cell>
          <table:table-cell office:value-type="float" office:value="101101" calcext:value-type="float">
            <text:p>101101</text:p>
          </table:table-cell>
          <table:table-cell table:formula="of:=[.F16]/[.E16]" office:value-type="float" office:value="255.951898734179" calcext:value-type="float">
            <text:p>256</text:p>
          </table:table-cell>
          <table:table-cell table:formula="of:=[.G16]/[.$G$6]" office:value-type="float" office:value="1.2607594936709" calcext:value-type="float">
            <text:p>1.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5" calcext:value-type="float">
            <text:p>5</text:p>
          </table:table-cell>
          <table:table-cell office:value-type="time" office:time-value="PT16H13M30S" calcext:value-type="time">
            <text:p>16:13:30</text:p>
          </table:table-cell>
          <table:table-cell office:value-type="time" office:time-value="PT16H23M16S" calcext:value-type="time">
            <text:p>16:23:16</text:p>
          </table:table-cell>
          <table:table-cell table:formula="of:=(([.D17]-[.C17]))*60*60*24" office:value-type="float" office:value="585.999999999993" calcext:value-type="float">
            <text:p>585.999999999993</text:p>
          </table:table-cell>
          <table:table-cell office:value-type="float" office:value="101101" calcext:value-type="float">
            <text:p>101101</text:p>
          </table:table-cell>
          <table:table-cell table:formula="of:=[.F17]/[.E17]" office:value-type="float" office:value="172.527303754266" calcext:value-type="float">
            <text:p>173</text:p>
          </table:table-cell>
          <table:table-cell table:formula="of:=[.G17]/[.$G$7]" office:value-type="float" office:value="1.22525597269623" calcext:value-type="float">
            <text:p>1.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6" calcext:value-type="float">
            <text:p>6</text:p>
          </table:table-cell>
          <table:table-cell office:value-type="time" office:time-value="PT15H57M38S" calcext:value-type="time">
            <text:p>15:57:38</text:p>
          </table:table-cell>
          <table:table-cell office:value-type="time" office:time-value="PT16H11M48S" calcext:value-type="time">
            <text:p>16:11:48</text:p>
          </table:table-cell>
          <table:table-cell table:formula="of:=(([.D18]-[.C18]))*60*60*24" office:value-type="float" office:value="849.999999999995" calcext:value-type="float">
            <text:p>849.999999999995</text:p>
          </table:table-cell>
          <table:table-cell office:value-type="float" office:value="101101" calcext:value-type="float">
            <text:p>101101</text:p>
          </table:table-cell>
          <table:table-cell table:formula="of:=[.F18]/[.E18]" office:value-type="float" office:value="118.942352941176" calcext:value-type="float">
            <text:p>119</text:p>
          </table:table-cell>
          <table:table-cell table:formula="of:=[.G18]/[.$G$8]" office:value-type="float" office:value="1.16705882352941" calcext:value-type="float">
            <text:p>1.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7" calcext:value-type="float">
            <text:p>7</text:p>
          </table:table-cell>
          <table:table-cell office:value-type="time" office:time-value="PT17H19M45S" calcext:value-type="time">
            <text:p>17:19:45</text:p>
          </table:table-cell>
          <table:table-cell office:value-type="time" office:time-value="PT17H39M20S" calcext:value-type="time">
            <text:p>17:39:20</text:p>
          </table:table-cell>
          <table:table-cell table:formula="of:=(([.D19]-[.C19]))*60*60*24" office:value-type="float" office:value="1175" calcext:value-type="float">
            <text:p>1175</text:p>
          </table:table-cell>
          <table:table-cell office:value-type="float" office:value="101101" calcext:value-type="float">
            <text:p>101101</text:p>
          </table:table-cell>
          <table:table-cell table:formula="of:=[.F19]/[.E19]" office:value-type="float" office:value="86.0434042553188" calcext:value-type="float">
            <text:p>86</text:p>
          </table:table-cell>
          <table:table-cell table:formula="of:=[.G19]/[.$G$9]" office:value-type="float" office:value="1.11914893617021" calcext:value-type="float">
            <text:p>1.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9" calcext:value-type="float">
            <text:p>9</text:p>
          </table:table-cell>
          <table:table-cell office:value-type="time" office:time-value="PT00H03M41S" calcext:value-type="time">
            <text:p>00:03:41</text:p>
          </table:table-cell>
          <table:table-cell office:value-type="time" office:time-value="PT00H23M40S" calcext:value-type="time">
            <text:p>00:23:40</text:p>
          </table:table-cell>
          <table:table-cell table:formula="of:=(([.D20]-[.C20]))*60*60*24" office:value-type="float" office:value="1199" calcext:value-type="float">
            <text:p>1199</text:p>
          </table:table-cell>
          <table:table-cell office:value-type="float" office:value="50601" calcext:value-type="float">
            <text:p>50601</text:p>
          </table:table-cell>
          <table:table-cell table:formula="of:=[.F20]/[.E20]" office:value-type="float" office:value="42.2026688907423" calcext:value-type="float">
            <text:p>42</text:p>
          </table:table-cell>
          <table:table-cell table:formula="of:=[.G20]/[.$G$10]" office:value-type="float" office:value="0.910416522593339" calcext:value-type="float">
            <text:p>0.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</text:p>
          </table:table-cell>
          <table:table-cell office:value-type="float" office:value="11" calcext:value-type="float">
            <text:p>11</text:p>
          </table:table-cell>
          <table:table-cell office:value-type="time" office:time-value="PT00H08M30S" calcext:value-type="time">
            <text:p>00:08:30</text:p>
          </table:table-cell>
          <table:table-cell office:value-type="time" office:time-value="PT00H39M30S" calcext:value-type="time">
            <text:p>00:39:30</text:p>
          </table:table-cell>
          <table:table-cell table:formula="of:=(([.D21]-[.C21]))*60*60*24" office:value-type="float" office:value="1860" calcext:value-type="float">
            <text:p>1860</text:p>
          </table:table-cell>
          <table:table-cell office:value-type="float" office:value="50601" calcext:value-type="float">
            <text:p>50601</text:p>
          </table:table-cell>
          <table:table-cell table:formula="of:=[.F21]/[.E21]" office:value-type="float" office:value="27.2048387096774" calcext:value-type="float">
            <text:p>27</text:p>
          </table:table-cell>
          <table:table-cell table:formula="of:=[.G21]/[.$G$11]" office:value-type="float" office:value="0.855913978494625" calcext:value-type="float">
            <text:p>0.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0" calcext:value-type="float">
            <text:p>0</text:p>
          </table:table-cell>
          <table:table-cell office:value-type="time" office:time-value="PT13H42M09S" calcext:value-type="time">
            <text:p>13:42:09</text:p>
          </table:table-cell>
          <table:table-cell office:value-type="time" office:time-value="PT13H42M54S" calcext:value-type="time">
            <text:p>13:42:54</text:p>
          </table:table-cell>
          <table:table-cell table:formula="of:=(([.D22]-[.C22]))*60*60*24" office:value-type="float" office:value="44.9999999999974" calcext:value-type="float">
            <text:p>44.9999999999974</text:p>
          </table:table-cell>
          <table:table-cell office:value-type="float" office:value="101101" calcext:value-type="float">
            <text:p>101101</text:p>
          </table:table-cell>
          <table:table-cell table:formula="of:=[.F22]/[.E22]" office:value-type="float" office:value="2246.68888888902" calcext:value-type="float">
            <text:p>2247</text:p>
          </table:table-cell>
          <table:table-cell table:formula="of:=[.G22]/[.$G$2]" office:value-type="float" office:value="0.644444444444441" calcext:value-type="float">
            <text:p>0.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1" calcext:value-type="float">
            <text:p>1</text:p>
          </table:table-cell>
          <table:table-cell office:value-type="time" office:time-value="PT13H46M36S" calcext:value-type="time">
            <text:p>13:46:36</text:p>
          </table:table-cell>
          <table:table-cell office:value-type="time" office:time-value="PT13H47M56S" calcext:value-type="time">
            <text:p>13:47:56</text:p>
          </table:table-cell>
          <table:table-cell table:formula="of:=(([.D23]-[.C23]))*60*60*24" office:value-type="float" office:value="80.0000000000061" calcext:value-type="float">
            <text:p>80.0000000000061</text:p>
          </table:table-cell>
          <table:table-cell office:value-type="float" office:value="101101" calcext:value-type="float">
            <text:p>101101</text:p>
          </table:table-cell>
          <table:table-cell table:formula="of:=[.F23]/[.E23]" office:value-type="float" office:value="1263.76250000006" calcext:value-type="float">
            <text:p>1264</text:p>
          </table:table-cell>
          <table:table-cell table:formula="of:=[.G23]/[.$G$3]" office:value-type="float" office:value="0.912500000000025" calcext:value-type="float">
            <text:p>0.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2" calcext:value-type="float">
            <text:p>2</text:p>
          </table:table-cell>
          <table:table-cell office:value-type="time" office:time-value="PT15H04M43S" calcext:value-type="time">
            <text:p>15:04:43</text:p>
          </table:table-cell>
          <table:table-cell office:value-type="time" office:time-value="PT15H07M19S" calcext:value-type="time">
            <text:p>15:07:19</text:p>
          </table:table-cell>
          <table:table-cell table:formula="of:=(([.D24]-[.C24]))*60*60*24" office:value-type="float" office:value="155.999999999996" calcext:value-type="float">
            <text:p>155.999999999996</text:p>
          </table:table-cell>
          <table:table-cell office:value-type="float" office:value="101101" calcext:value-type="float">
            <text:p>101101</text:p>
          </table:table-cell>
          <table:table-cell table:formula="of:=[.F24]/[.E24]" office:value-type="float" office:value="648.083333333352" calcext:value-type="float">
            <text:p>648</text:p>
          </table:table-cell>
          <table:table-cell table:formula="of:=[.G24]/[.$G$4]" office:value-type="float" office:value="1.0064102564103" calcext:value-type="float">
            <text:p>1.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3" calcext:value-type="float">
            <text:p>3</text:p>
          </table:table-cell>
          <table:table-cell office:value-type="time" office:time-value="PT13H35M14S" calcext:value-type="time">
            <text:p>13:35:14</text:p>
          </table:table-cell>
          <table:table-cell office:value-type="time" office:time-value="PT13H39M23S" calcext:value-type="time">
            <text:p>13:39:23</text:p>
          </table:table-cell>
          <table:table-cell table:formula="of:=(([.D25]-[.C25]))*60*60*24" office:value-type="float" office:value="249.000000000001" calcext:value-type="float">
            <text:p>249.000000000001</text:p>
          </table:table-cell>
          <table:table-cell office:value-type="float" office:value="101101" calcext:value-type="float">
            <text:p>101101</text:p>
          </table:table-cell>
          <table:table-cell table:formula="of:=[.F25]/[.E25]" office:value-type="float" office:value="406.028112449814" calcext:value-type="float">
            <text:p>406</text:p>
          </table:table-cell>
          <table:table-cell table:formula="of:=[.G25]/[.$G$5]" office:value-type="float" office:value="1.24497991967875" calcext:value-type="float">
            <text:p>1.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4" calcext:value-type="float">
            <text:p>4</text:p>
          </table:table-cell>
          <table:table-cell office:value-type="time" office:time-value="PT14H05M07S" calcext:value-type="time">
            <text:p>14:05:07</text:p>
          </table:table-cell>
          <table:table-cell office:value-type="time" office:time-value="PT14H11M22S" calcext:value-type="time">
            <text:p>14:11:22</text:p>
          </table:table-cell>
          <table:table-cell table:formula="of:=(([.D26]-[.C26]))*60*60*24" office:value-type="float" office:value="375.000000000001" calcext:value-type="float">
            <text:p>375.000000000001</text:p>
          </table:table-cell>
          <table:table-cell office:value-type="float" office:value="101101" calcext:value-type="float">
            <text:p>101101</text:p>
          </table:table-cell>
          <table:table-cell table:formula="of:=[.F26]/[.E26]" office:value-type="float" office:value="269.602666666666" calcext:value-type="float">
            <text:p>270</text:p>
          </table:table-cell>
          <table:table-cell table:formula="of:=[.G26]/[.$G$6]" office:value-type="float" office:value="1.328" calcext:value-type="float">
            <text:p>1.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5" calcext:value-type="float">
            <text:p>5</text:p>
          </table:table-cell>
          <table:table-cell office:value-type="time" office:time-value="PT17H50M35S" calcext:value-type="time">
            <text:p>17:50:35</text:p>
          </table:table-cell>
          <table:table-cell office:value-type="time" office:time-value="PT17H59M30S" calcext:value-type="time">
            <text:p>17:59:30</text:p>
          </table:table-cell>
          <table:table-cell table:formula="of:=(([.D27]-[.C27]))*60*60*24" office:value-type="float" office:value="535.000000000004" calcext:value-type="float">
            <text:p>535.000000000004</text:p>
          </table:table-cell>
          <table:table-cell office:value-type="float" office:value="101101" calcext:value-type="float">
            <text:p>101101</text:p>
          </table:table-cell>
          <table:table-cell table:formula="of:=[.F27]/[.E27]" office:value-type="float" office:value="188.973831775703" calcext:value-type="float">
            <text:p>189</text:p>
          </table:table-cell>
          <table:table-cell table:formula="of:=[.G27]/[.$G$7]" office:value-type="float" office:value="1.34205607476636" calcext:value-type="float">
            <text:p>1.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6" calcext:value-type="float">
            <text:p>6</text:p>
          </table:table-cell>
          <table:table-cell office:value-type="time" office:time-value="PT15H28M12S" calcext:value-type="time">
            <text:p>15:28:12</text:p>
          </table:table-cell>
          <table:table-cell office:value-type="time" office:time-value="PT15H40M16S" calcext:value-type="time">
            <text:p>15:40:16</text:p>
          </table:table-cell>
          <table:table-cell table:formula="of:=(([.D28]-[.C28]))*60*60*24" office:value-type="float" office:value="723.999999999995" calcext:value-type="float">
            <text:p>723.999999999995</text:p>
          </table:table-cell>
          <table:table-cell office:value-type="float" office:value="101101" calcext:value-type="float">
            <text:p>101101</text:p>
          </table:table-cell>
          <table:table-cell table:formula="of:=[.F28]/[.E28]" office:value-type="float" office:value="139.642265193369" calcext:value-type="float">
            <text:p>140</text:p>
          </table:table-cell>
          <table:table-cell table:formula="of:=[.G28]/[.$G$8]" office:value-type="float" office:value="1.37016574585635" calcext:value-type="float">
            <text:p>1.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7" calcext:value-type="float">
            <text:p>7</text:p>
          </table:table-cell>
          <table:table-cell office:value-type="time" office:time-value="PT17H02M38S" calcext:value-type="time">
            <text:p>17:02:38</text:p>
          </table:table-cell>
          <table:table-cell office:value-type="time" office:time-value="PT17H18M31S" calcext:value-type="time">
            <text:p>17:18:31</text:p>
          </table:table-cell>
          <table:table-cell table:formula="of:=(([.D29]-[.C29]))*60*60*24" office:value-type="float" office:value="952.999999999999" calcext:value-type="float">
            <text:p>952.999999999999</text:p>
          </table:table-cell>
          <table:table-cell office:value-type="float" office:value="101101" calcext:value-type="float">
            <text:p>101101</text:p>
          </table:table-cell>
          <table:table-cell table:formula="of:=[.F29]/[.E29]" office:value-type="float" office:value="106.087093389297" calcext:value-type="float">
            <text:p>106</text:p>
          </table:table-cell>
          <table:table-cell table:formula="of:=[.G29]/[.$G$9]" office:value-type="float" office:value="1.37985309548794" calcext:value-type="float">
            <text:p>1.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9" calcext:value-type="float">
            <text:p>9</text:p>
          </table:table-cell>
          <table:table-cell office:value-type="time" office:time-value="PT23H54M29S" calcext:value-type="time">
            <text:p>23:54:29</text:p>
          </table:table-cell>
          <table:table-cell office:value-type="time" office:time-value="PT24H07M00S" calcext:value-type="time">
            <text:p>00:07:00</text:p>
          </table:table-cell>
          <table:table-cell table:formula="of:=(([.D30]-[.C30]))*60*60*24" office:value-type="float" office:value="751.000000000009" calcext:value-type="float">
            <text:p>751.000000000009</text:p>
          </table:table-cell>
          <table:table-cell office:value-type="float" office:value="50601" calcext:value-type="float">
            <text:p>50601</text:p>
          </table:table-cell>
          <table:table-cell table:formula="of:=[.F30]/[.E30]" office:value-type="float" office:value="67.3781624500658" calcext:value-type="float">
            <text:p>67</text:p>
          </table:table-cell>
          <table:table-cell table:formula="of:=[.G30]/[.$G$10]" office:value-type="float" office:value="1.45351452808176" calcext:value-type="float">
            <text:p>1.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</text:p>
          </table:table-cell>
          <table:table-cell office:value-type="float" office:value="11" calcext:value-type="float">
            <text:p>11</text:p>
          </table:table-cell>
          <table:table-cell office:value-type="time" office:time-value="PT23H59M23S" calcext:value-type="time">
            <text:p>23:59:23</text:p>
          </table:table-cell>
          <table:table-cell office:value-type="time" office:time-value="PT24H17M50S" calcext:value-type="time">
            <text:p>00:17:50</text:p>
          </table:table-cell>
          <table:table-cell table:formula="of:=(([.D31]-[.C31]))*60*60*24" office:value-type="float" office:value="1107.00000000001" calcext:value-type="float">
            <text:p>1107.00000000001</text:p>
          </table:table-cell>
          <table:table-cell office:value-type="float" office:value="50601" calcext:value-type="float">
            <text:p>50601</text:p>
          </table:table-cell>
          <table:table-cell table:formula="of:=[.F31]/[.E31]" office:value-type="float" office:value="45.7100271002706" calcext:value-type="float">
            <text:p>46</text:p>
          </table:table-cell>
          <table:table-cell table:formula="of:=[.G31]/[.$G$11]" office:value-type="float" office:value="1.43812104787714" calcext:value-type="float">
            <text:p>1.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0" calcext:value-type="float">
            <text:p>0</text:p>
          </table:table-cell>
          <table:table-cell office:value-type="time" office:time-value="PT14H12M45S" calcext:value-type="time">
            <text:p>14:12:45</text:p>
          </table:table-cell>
          <table:table-cell office:value-type="time" office:time-value="PT14H13M09S" calcext:value-type="time">
            <text:p>14:13:09</text:p>
          </table:table-cell>
          <table:table-cell table:formula="of:=(([.D32]-[.C32]))*60*60*24" office:value-type="float" office:value="24.0000000000038" calcext:value-type="float">
            <text:p>24.0000000000038</text:p>
          </table:table-cell>
          <table:table-cell office:value-type="float" office:value="101101" calcext:value-type="float">
            <text:p>101101</text:p>
          </table:table-cell>
          <table:table-cell table:formula="of:=[.F32]/[.E32]" office:value-type="float" office:value="4212.54166666601" calcext:value-type="float">
            <text:p>4213</text:p>
          </table:table-cell>
          <table:table-cell table:formula="of:=[.G32]/[.$G$2]" office:value-type="float" office:value="1.20833333333307" calcext:value-type="float">
            <text:p>1.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1" calcext:value-type="float">
            <text:p>1</text:p>
          </table:table-cell>
          <table:table-cell office:value-type="time" office:time-value="PT14H17M20S" calcext:value-type="time">
            <text:p>14:17:20</text:p>
          </table:table-cell>
          <table:table-cell office:value-type="time" office:time-value="PT14H17M58S" calcext:value-type="time">
            <text:p>14:17:58</text:p>
          </table:table-cell>
          <table:table-cell table:formula="of:=(([.D33]-[.C33]))*60*60*24" office:value-type="float" office:value="37.9999999999995" calcext:value-type="float">
            <text:p>37.9999999999995</text:p>
          </table:table-cell>
          <table:table-cell office:value-type="float" office:value="101101" calcext:value-type="float">
            <text:p>101101</text:p>
          </table:table-cell>
          <table:table-cell table:formula="of:=[.F33]/[.E33]" office:value-type="float" office:value="2660.55263157898" calcext:value-type="float">
            <text:p>2661</text:p>
          </table:table-cell>
          <table:table-cell table:formula="of:=[.G33]/[.$G$3]" office:value-type="float" office:value="1.92105263157893" calcext:value-type="float">
            <text:p>1.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2" calcext:value-type="float">
            <text:p>2</text:p>
          </table:table-cell>
          <table:table-cell office:value-type="time" office:time-value="PT15H08M47S" calcext:value-type="time">
            <text:p>15:08:47</text:p>
          </table:table-cell>
          <table:table-cell office:value-type="time" office:time-value="PT15H09M53S" calcext:value-type="time">
            <text:p>15:09:53</text:p>
          </table:table-cell>
          <table:table-cell table:formula="of:=(([.D34]-[.C34]))*60*60*24" office:value-type="float" office:value="66.0000000000007" calcext:value-type="float">
            <text:p>66.0000000000007</text:p>
          </table:table-cell>
          <table:table-cell office:value-type="float" office:value="101101" calcext:value-type="float">
            <text:p>101101</text:p>
          </table:table-cell>
          <table:table-cell table:formula="of:=[.F34]/[.E34]" office:value-type="float" office:value="1531.83333333332" calcext:value-type="float">
            <text:p>1532</text:p>
          </table:table-cell>
          <table:table-cell table:formula="of:=[.G34]/[.$G$4]" office:value-type="float" office:value="2.37878787878789" calcext:value-type="float">
            <text:p>2.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3" calcext:value-type="float">
            <text:p>3</text:p>
          </table:table-cell>
          <table:table-cell office:value-type="time" office:time-value="PT14H22M02S" calcext:value-type="time">
            <text:p>14:22:02</text:p>
          </table:table-cell>
          <table:table-cell office:value-type="time" office:time-value="PT14H23M46S" calcext:value-type="time">
            <text:p>14:23:46</text:p>
          </table:table-cell>
          <table:table-cell table:formula="of:=(([.D35]-[.C35]))*60*60*24" office:value-type="float" office:value="104" calcext:value-type="float">
            <text:p>104</text:p>
          </table:table-cell>
          <table:table-cell office:value-type="float" office:value="101101" calcext:value-type="float">
            <text:p>101101</text:p>
          </table:table-cell>
          <table:table-cell table:formula="of:=[.F35]/[.E35]" office:value-type="float" office:value="972.124999999997" calcext:value-type="float">
            <text:p>972</text:p>
          </table:table-cell>
          <table:table-cell table:formula="of:=[.G35]/[.$G$5]" office:value-type="float" office:value="2.9807692307692" calcext:value-type="float">
            <text:p>2.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4" calcext:value-type="float">
            <text:p>4</text:p>
          </table:table-cell>
          <table:table-cell office:value-type="time" office:time-value="PT14H30M23S" calcext:value-type="time">
            <text:p>14:30:23</text:p>
          </table:table-cell>
          <table:table-cell office:value-type="time" office:time-value="PT14H33M01S" calcext:value-type="time">
            <text:p>14:33:01</text:p>
          </table:table-cell>
          <table:table-cell table:formula="of:=(([.D36]-[.C36]))*60*60*24" office:value-type="float" office:value="157.999999999999" calcext:value-type="float">
            <text:p>157.999999999999</text:p>
          </table:table-cell>
          <table:table-cell office:value-type="float" office:value="101101" calcext:value-type="float">
            <text:p>101101</text:p>
          </table:table-cell>
          <table:table-cell table:formula="of:=[.F36]/[.E36]" office:value-type="float" office:value="639.879746835447" calcext:value-type="float">
            <text:p>640</text:p>
          </table:table-cell>
          <table:table-cell table:formula="of:=[.G36]/[.$G$6]" office:value-type="float" office:value="3.15189873417724" calcext:value-type="float">
            <text:p>3.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5" calcext:value-type="float">
            <text:p>5</text:p>
          </table:table-cell>
          <table:table-cell office:value-type="time" office:time-value="PT14H42M51S" calcext:value-type="time">
            <text:p>14:42:51</text:p>
          </table:table-cell>
          <table:table-cell office:value-type="time" office:time-value="PT14H48M58S" calcext:value-type="time">
            <text:p>14:48:58</text:p>
          </table:table-cell>
          <table:table-cell table:formula="of:=(([.D37]-[.C37]))*60*60*24" office:value-type="float" office:value="366.999999999997" calcext:value-type="float">
            <text:p>366.999999999997</text:p>
          </table:table-cell>
          <table:table-cell office:value-type="float" office:value="101101" calcext:value-type="float">
            <text:p>101101</text:p>
          </table:table-cell>
          <table:table-cell table:formula="of:=[.F37]/[.E37]" office:value-type="float" office:value="275.4795640327" calcext:value-type="float">
            <text:p>275</text:p>
          </table:table-cell>
          <table:table-cell table:formula="of:=[.G37]/[.$G$7]" office:value-type="float" office:value="1.95640326975477" calcext:value-type="float">
            <text:p>1.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6" calcext:value-type="float">
            <text:p>6</text:p>
          </table:table-cell>
          <table:table-cell office:value-type="time" office:time-value="PT17H40M54S" calcext:value-type="time">
            <text:p>17:40:54</text:p>
          </table:table-cell>
          <table:table-cell office:value-type="time" office:time-value="PT17H49M07S" calcext:value-type="time">
            <text:p>17:49:07</text:p>
          </table:table-cell>
          <table:table-cell table:formula="of:=(([.D38]-[.C38]))*60*60*24" office:value-type="float" office:value="492.999999999997" calcext:value-type="float">
            <text:p>492.999999999997</text:p>
          </table:table-cell>
          <table:table-cell office:value-type="float" office:value="101101" calcext:value-type="float">
            <text:p>101101</text:p>
          </table:table-cell>
          <table:table-cell table:formula="of:=[.F38]/[.E38]" office:value-type="float" office:value="205.073022312374" calcext:value-type="float">
            <text:p>205</text:p>
          </table:table-cell>
          <table:table-cell table:formula="of:=[.G38]/[.$G$8]" office:value-type="float" office:value="2.01217038539555" calcext:value-type="float">
            <text:p>2.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7" calcext:value-type="float">
            <text:p>7</text:p>
          </table:table-cell>
          <table:table-cell office:value-type="time" office:time-value="PT16H51M37S" calcext:value-type="time">
            <text:p>16:51:37</text:p>
          </table:table-cell>
          <table:table-cell office:value-type="time" office:time-value="PT17H01M59S" calcext:value-type="time">
            <text:p>17:01:59</text:p>
          </table:table-cell>
          <table:table-cell table:formula="of:=(([.D39]-[.C39]))*60*60*24" office:value-type="float" office:value="622.000000000008" calcext:value-type="float">
            <text:p>622.000000000008</text:p>
          </table:table-cell>
          <table:table-cell office:value-type="float" office:value="101101" calcext:value-type="float">
            <text:p>101101</text:p>
          </table:table-cell>
          <table:table-cell table:formula="of:=[.F39]/[.E39]" office:value-type="float" office:value="162.541800643087" calcext:value-type="float">
            <text:p>163</text:p>
          </table:table-cell>
          <table:table-cell table:formula="of:=[.G39]/[.$G$9]" office:value-type="float" office:value="2.11414790996785" calcext:value-type="float">
            <text:p>2.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9" calcext:value-type="float">
            <text:p>9</text:p>
          </table:table-cell>
          <table:table-cell office:value-type="time" office:time-value="PT23H37M29S" calcext:value-type="time">
            <text:p>23:37:29</text:p>
          </table:table-cell>
          <table:table-cell office:value-type="time" office:time-value="PT23H45M10S" calcext:value-type="time">
            <text:p>23:45:10</text:p>
          </table:table-cell>
          <table:table-cell table:formula="of:=(([.D40]-[.C40]))*60*60*24" office:value-type="float" office:value="460.999999999999" calcext:value-type="float">
            <text:p>460.999999999999</text:p>
          </table:table-cell>
          <table:table-cell office:value-type="float" office:value="50601" calcext:value-type="float">
            <text:p>50601</text:p>
          </table:table-cell>
          <table:table-cell table:formula="of:=[.F40]/[.E40]" office:value-type="float" office:value="109.763557483731" calcext:value-type="float">
            <text:p>110</text:p>
          </table:table-cell>
          <table:table-cell table:formula="of:=[.G40]/[.$G$10]" office:value-type="float" office:value="2.36787290800307" calcext:value-type="float">
            <text:p>2.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_p</text:p>
          </table:table-cell>
          <table:table-cell office:value-type="float" office:value="11" calcext:value-type="float">
            <text:p>11</text:p>
          </table:table-cell>
          <table:table-cell office:value-type="time" office:time-value="PT23H45M51S" calcext:value-type="time">
            <text:p>23:45:51</text:p>
          </table:table-cell>
          <table:table-cell office:value-type="time" office:time-value="PT23H56M20S" calcext:value-type="time">
            <text:p>23:56:20</text:p>
          </table:table-cell>
          <table:table-cell table:formula="of:=(([.D41]-[.C41]))*60*60*24" office:value-type="float" office:value="628.999999999996" calcext:value-type="float">
            <text:p>628.999999999996</text:p>
          </table:table-cell>
          <table:table-cell office:value-type="float" office:value="50601" calcext:value-type="float">
            <text:p>50601</text:p>
          </table:table-cell>
          <table:table-cell table:formula="of:=[.F41]/[.E41]" office:value-type="float" office:value="80.4467408585061" calcext:value-type="float">
            <text:p>80</text:p>
          </table:table-cell>
          <table:table-cell table:formula="of:=[.G41]/[.$G$11]" office:value-type="float" office:value="2.53100158982514" calcext:value-type="float">
            <text:p>2.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0" calcext:value-type="float">
            <text:p>0</text:p>
          </table:table-cell>
          <table:table-cell office:value-type="time" office:time-value="PT09H14M59S" calcext:value-type="time">
            <text:p>09:14:59</text:p>
          </table:table-cell>
          <table:table-cell office:value-type="time" office:time-value="PT09H15M21S" calcext:value-type="time">
            <text:p>09:15:21</text:p>
          </table:table-cell>
          <table:table-cell table:formula="of:=(([.D42]-[.C42]))*60*60*24" office:value-type="float" office:value="22.0000000000002" calcext:value-type="float">
            <text:p>22.0000000000002</text:p>
          </table:table-cell>
          <table:table-cell office:value-type="float" office:value="101102" calcext:value-type="float">
            <text:p>101102</text:p>
          </table:table-cell>
          <table:table-cell table:formula="of:=[.F42]/[.E42]" office:value-type="float" office:value="4595.5454545454" calcext:value-type="float">
            <text:p>4596</text:p>
          </table:table-cell>
          <table:table-cell table:formula="of:=[.G42]/[.$G$2]" office:value-type="float" office:value="1.31819485644858" calcext:value-type="float">
            <text:p>1.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1" calcext:value-type="float">
            <text:p>1</text:p>
          </table:table-cell>
          <table:table-cell office:value-type="time" office:time-value="PT14H18M36S" calcext:value-type="time">
            <text:p>14:18:36</text:p>
          </table:table-cell>
          <table:table-cell office:value-type="time" office:time-value="PT14H19M08S" calcext:value-type="time">
            <text:p>14:19:08</text:p>
          </table:table-cell>
          <table:table-cell table:formula="of:=(([.D43]-[.C43]))*60*60*24" office:value-type="float" office:value="32.0000000000082" calcext:value-type="float">
            <text:p>32.0000000000082</text:p>
          </table:table-cell>
          <table:table-cell office:value-type="float" office:value="101101" calcext:value-type="float">
            <text:p>101101</text:p>
          </table:table-cell>
          <table:table-cell table:formula="of:=[.F43]/[.E43]" office:value-type="float" office:value="3159.40624999919" calcext:value-type="float">
            <text:p>3159</text:p>
          </table:table-cell>
          <table:table-cell table:formula="of:=[.G43]/[.$G$3]" office:value-type="float" office:value="2.28124999999937" calcext:value-type="float">
            <text:p>2.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2" calcext:value-type="float">
            <text:p>2</text:p>
          </table:table-cell>
          <table:table-cell office:value-type="time" office:time-value="PT09H28M13S" calcext:value-type="time">
            <text:p>09:28:13</text:p>
          </table:table-cell>
          <table:table-cell office:value-type="time" office:time-value="PT09H29M09S" calcext:value-type="time">
            <text:p>09:29:09</text:p>
          </table:table-cell>
          <table:table-cell table:formula="of:=(([.D44]-[.C44]))*60*60*24" office:value-type="float" office:value="56.0000000000024" calcext:value-type="float">
            <text:p>56.0000000000024</text:p>
          </table:table-cell>
          <table:table-cell office:value-type="float" office:value="101102" calcext:value-type="float">
            <text:p>101102</text:p>
          </table:table-cell>
          <table:table-cell table:formula="of:=[.F44]/[.E44]" office:value-type="float" office:value="1805.39285714278" calcext:value-type="float">
            <text:p>1805</text:p>
          </table:table-cell>
          <table:table-cell table:formula="of:=[.G44]/[.$G$4]" office:value-type="float" office:value="2.8035991589739" calcext:value-type="float">
            <text:p>2.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3" calcext:value-type="float">
            <text:p>3</text:p>
          </table:table-cell>
          <table:table-cell office:value-type="time" office:time-value="PT09H25M15S" calcext:value-type="time">
            <text:p>09:25:15</text:p>
          </table:table-cell>
          <table:table-cell office:value-type="time" office:time-value="PT09H26M48S" calcext:value-type="time">
            <text:p>09:26:48</text:p>
          </table:table-cell>
          <table:table-cell table:formula="of:=(([.D45]-[.C45]))*60*60*24" office:value-type="float" office:value="93.0000000000002" calcext:value-type="float">
            <text:p>93.0000000000002</text:p>
          </table:table-cell>
          <table:table-cell office:value-type="float" office:value="101102" calcext:value-type="float">
            <text:p>101102</text:p>
          </table:table-cell>
          <table:table-cell table:formula="of:=[.F45]/[.E45]" office:value-type="float" office:value="1087.11827956989" calcext:value-type="float">
            <text:p>1087</text:p>
          </table:table-cell>
          <table:table-cell table:formula="of:=[.G45]/[.$G$5]" office:value-type="float" office:value="3.3333663036633" calcext:value-type="float">
            <text:p>3.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4" calcext:value-type="float">
            <text:p>4</text:p>
          </table:table-cell>
          <table:table-cell office:value-type="time" office:time-value="PT10H43M59S" calcext:value-type="time">
            <text:p>10:43:59</text:p>
          </table:table-cell>
          <table:table-cell office:value-type="time" office:time-value="PT10H48M43S" calcext:value-type="time">
            <text:p>10:48:43</text:p>
          </table:table-cell>
          <table:table-cell table:formula="of:=(([.D46]-[.C46]))*60*60*24" office:value-type="float" office:value="284" calcext:value-type="float">
            <text:p>284</text:p>
          </table:table-cell>
          <table:table-cell office:value-type="float" office:value="101102" calcext:value-type="float">
            <text:p>101102</text:p>
          </table:table-cell>
          <table:table-cell table:formula="of:=[.F46]/[.E46]" office:value-type="float" office:value="355.992957746479" calcext:value-type="float">
            <text:p>356</text:p>
          </table:table-cell>
          <table:table-cell table:formula="of:=[.G46]/[.$G$8]" office:value-type="float" office:value="3.49299229566977" calcext:value-type="float">
            <text:p>3.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5" calcext:value-type="float">
            <text:p>5</text:p>
          </table:table-cell>
          <table:table-cell office:value-type="time" office:time-value="PT14H49M25S" calcext:value-type="time">
            <text:p>14:49:25</text:p>
          </table:table-cell>
          <table:table-cell office:value-type="time" office:time-value="PT14H52M51S" calcext:value-type="time">
            <text:p>14:52:51</text:p>
          </table:table-cell>
          <table:table-cell table:formula="of:=(([.D47]-[.C47]))*60*60*24" office:value-type="float" office:value="205.999999999997" calcext:value-type="float">
            <text:p>205.999999999997</text:p>
          </table:table-cell>
          <table:table-cell office:value-type="float" office:value="101101" calcext:value-type="float">
            <text:p>101101</text:p>
          </table:table-cell>
          <table:table-cell table:formula="of:=[.F47]/[.E47]" office:value-type="float" office:value="490.781553398065" calcext:value-type="float">
            <text:p>491</text:p>
          </table:table-cell>
          <table:table-cell table:formula="of:=[.G47]/[.$G$7]" office:value-type="float" office:value="3.4854368932039" calcext:value-type="float">
            <text:p>3.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6" calcext:value-type="float">
            <text:p>6</text:p>
          </table:table-cell>
          <table:table-cell office:value-type="time" office:time-value="PT15H14M30S" calcext:value-type="time">
            <text:p>15:14:30</text:p>
          </table:table-cell>
          <table:table-cell office:value-type="time" office:time-value="PT15H19M21S" calcext:value-type="time">
            <text:p>15:19:21</text:p>
          </table:table-cell>
          <table:table-cell table:formula="of:=(([.D48]-[.C48]))*60*60*24" office:value-type="float" office:value="290.999999999997" calcext:value-type="float">
            <text:p>290.999999999997</text:p>
          </table:table-cell>
          <table:table-cell office:value-type="float" office:value="101101" calcext:value-type="float">
            <text:p>101101</text:p>
          </table:table-cell>
          <table:table-cell table:formula="of:=[.F48]/[.E48]" office:value-type="float" office:value="347.426116838491" calcext:value-type="float">
            <text:p>347</text:p>
          </table:table-cell>
          <table:table-cell table:formula="of:=[.G48]/[.$G$8]" office:value-type="float" office:value="3.40893470790383" calcext:value-type="float">
            <text:p>3.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7" calcext:value-type="float">
            <text:p>7</text:p>
          </table:table-cell>
          <table:table-cell office:value-type="time" office:time-value="PT15H41M22S" calcext:value-type="time">
            <text:p>15:41:22</text:p>
          </table:table-cell>
          <table:table-cell office:value-type="time" office:time-value="PT15H48M00S" calcext:value-type="time">
            <text:p>15:48:00</text:p>
          </table:table-cell>
          <table:table-cell table:formula="of:=(([.D49]-[.C49]))*60*60*24" office:value-type="float" office:value="397.999999999998" calcext:value-type="float">
            <text:p>397.999999999998</text:p>
          </table:table-cell>
          <table:table-cell office:value-type="float" office:value="101101" calcext:value-type="float">
            <text:p>101101</text:p>
          </table:table-cell>
          <table:table-cell table:formula="of:=[.F49]/[.E49]" office:value-type="float" office:value="254.022613065328" calcext:value-type="float">
            <text:p>254</text:p>
          </table:table-cell>
          <table:table-cell table:formula="of:=[.G49]/[.$G$9]" office:value-type="float" office:value="3.30402010050253" calcext:value-type="float">
            <text:p>3.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9" calcext:value-type="float">
            <text:p>9</text:p>
          </table:table-cell>
          <table:table-cell office:value-type="time" office:time-value="PT21H51M34S" calcext:value-type="time">
            <text:p>21:51:34</text:p>
          </table:table-cell>
          <table:table-cell office:value-type="time" office:time-value="PT22H02M51S" calcext:value-type="time">
            <text:p>22:02:51</text:p>
          </table:table-cell>
          <table:table-cell table:formula="of:=(([.D50]-[.C50]))*60*60*24" office:value-type="float" office:value="676.999999999994" calcext:value-type="float">
            <text:p>676.999999999994</text:p>
          </table:table-cell>
          <table:table-cell office:value-type="float" office:value="101101" calcext:value-type="float">
            <text:p>101101</text:p>
          </table:table-cell>
          <table:table-cell table:formula="of:=[.F50]/[.E50]" office:value-type="float" office:value="149.336779911373" calcext:value-type="float">
            <text:p>149</text:p>
          </table:table-cell>
          <table:table-cell table:formula="of:=[.G50]/[.$G$10]" office:value-type="float" office:value="3.2215657311669" calcext:value-type="float">
            <text:p>3.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en_p</text:p>
          </table:table-cell>
          <table:table-cell office:value-type="float" office:value="11" calcext:value-type="float">
            <text:p>11</text:p>
          </table:table-cell>
          <table:table-cell office:value-type="time" office:time-value="PT22H54M49S" calcext:value-type="time">
            <text:p>22:54:49</text:p>
          </table:table-cell>
          <table:table-cell office:value-type="time" office:time-value="PT23H12M49S" calcext:value-type="time">
            <text:p>23:12:49</text:p>
          </table:table-cell>
          <table:table-cell table:formula="of:=(([.D51]-[.C51]))*60*60*24" office:value-type="float" office:value="1080.00000000001" calcext:value-type="float">
            <text:p>1080.00000000001</text:p>
          </table:table-cell>
          <table:table-cell office:value-type="float" office:value="101101" calcext:value-type="float">
            <text:p>101101</text:p>
          </table:table-cell>
          <table:table-cell table:formula="of:=[.F51]/[.E51]" office:value-type="float" office:value="93.6120370370374" calcext:value-type="float">
            <text:p>94</text:p>
          </table:table-cell>
          <table:table-cell table:formula="of:=[.G51]/[.$G$11]" office:value-type="float" office:value="2.94520588452726" calcext:value-type="float">
            <text:p>2.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0" calcext:value-type="float">
            <text:p>0</text:p>
          </table:table-cell>
          <table:table-cell office:value-type="time" office:time-value="PT14H15M17S" calcext:value-type="time">
            <text:p>14:15:17</text:p>
          </table:table-cell>
          <table:table-cell office:value-type="time" office:time-value="PT14H16M40S" calcext:value-type="time">
            <text:p>14:16:40</text:p>
          </table:table-cell>
          <table:table-cell table:formula="of:=(([.D52]-[.C52]))*60*60*24" office:value-type="float" office:value="83.0000000000066" calcext:value-type="float">
            <text:p>83.0000000000066</text:p>
          </table:table-cell>
          <table:table-cell office:value-type="float" office:value="101101" calcext:value-type="float">
            <text:p>101101</text:p>
          </table:table-cell>
          <table:table-cell table:formula="of:=[.F52]/[.E52]" office:value-type="float" office:value="1218.0843373493" calcext:value-type="float">
            <text:p>1218</text:p>
          </table:table-cell>
          <table:table-cell table:formula="of:=[.G52]/[.$G$2]" office:value-type="float" office:value="0.349397590361395" calcext:value-type="float">
            <text:p>0.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1" calcext:value-type="float">
            <text:p>1</text:p>
          </table:table-cell>
          <table:table-cell office:value-type="time" office:time-value="PT14H19M32S" calcext:value-type="time">
            <text:p>14:19:32</text:p>
          </table:table-cell>
          <table:table-cell office:value-type="time" office:time-value="PT14H21M16S" calcext:value-type="time">
            <text:p>14:21:16</text:p>
          </table:table-cell>
          <table:table-cell table:formula="of:=(([.D53]-[.C53]))*60*60*24" office:value-type="float" office:value="104" calcext:value-type="float">
            <text:p>104</text:p>
          </table:table-cell>
          <table:table-cell office:value-type="float" office:value="101101" calcext:value-type="float">
            <text:p>101101</text:p>
          </table:table-cell>
          <table:table-cell table:formula="of:=[.F53]/[.E53]" office:value-type="float" office:value="972.124999999997" calcext:value-type="float">
            <text:p>972</text:p>
          </table:table-cell>
          <table:table-cell table:formula="of:=[.G53]/[.$G$3]" office:value-type="float" office:value="0.701923076923061" calcext:value-type="float">
            <text:p>0.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2" calcext:value-type="float">
            <text:p>2</text:p>
          </table:table-cell>
          <table:table-cell office:value-type="time" office:time-value="PT15H11M52S" calcext:value-type="time">
            <text:p>15:11:52</text:p>
          </table:table-cell>
          <table:table-cell office:value-type="time" office:time-value="PT15H13M55S" calcext:value-type="time">
            <text:p>15:13:55</text:p>
          </table:table-cell>
          <table:table-cell table:formula="of:=(([.D54]-[.C54]))*60*60*24" office:value-type="float" office:value="123" calcext:value-type="float">
            <text:p>123</text:p>
          </table:table-cell>
          <table:table-cell office:value-type="float" office:value="101101" calcext:value-type="float">
            <text:p>101101</text:p>
          </table:table-cell>
          <table:table-cell table:formula="of:=[.F54]/[.E54]" office:value-type="float" office:value="821.959349593496" calcext:value-type="float">
            <text:p>822</text:p>
          </table:table-cell>
          <table:table-cell table:formula="of:=[.G54]/[.$G$4]" office:value-type="float" office:value="1.27642276422766" calcext:value-type="float">
            <text:p>1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3" calcext:value-type="float">
            <text:p>3</text:p>
          </table:table-cell>
          <table:table-cell office:value-type="time" office:time-value="PT14H26M52S" calcext:value-type="time">
            <text:p>14:26:52</text:p>
          </table:table-cell>
          <table:table-cell office:value-type="time" office:time-value="PT14H29M25S" calcext:value-type="time">
            <text:p>14:29:25</text:p>
          </table:table-cell>
          <table:table-cell table:formula="of:=(([.D55]-[.C55]))*60*60*24" office:value-type="float" office:value="153.000000000005" calcext:value-type="float">
            <text:p>153.000000000005</text:p>
          </table:table-cell>
          <table:table-cell office:value-type="float" office:value="101101" calcext:value-type="float">
            <text:p>101101</text:p>
          </table:table-cell>
          <table:table-cell table:formula="of:=[.F55]/[.E55]" office:value-type="float" office:value="660.790849673224" calcext:value-type="float">
            <text:p>661</text:p>
          </table:table-cell>
          <table:table-cell table:formula="of:=[.G55]/[.$G$5]" office:value-type="float" office:value="2.02614379084972" calcext:value-type="float">
            <text:p>2.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4" calcext:value-type="float">
            <text:p>4</text:p>
          </table:table-cell>
          <table:table-cell office:value-type="time" office:time-value="PT14H36M25S" calcext:value-type="time">
            <text:p>14:36:25</text:p>
          </table:table-cell>
          <table:table-cell office:value-type="time" office:time-value="PT14H40M25S" calcext:value-type="time">
            <text:p>14:40:25</text:p>
          </table:table-cell>
          <table:table-cell table:formula="of:=(([.D56]-[.C56]))*60*60*24" office:value-type="float" office:value="239.999999999999" calcext:value-type="float">
            <text:p>239.999999999999</text:p>
          </table:table-cell>
          <table:table-cell office:value-type="float" office:value="101101" calcext:value-type="float">
            <text:p>101101</text:p>
          </table:table-cell>
          <table:table-cell table:formula="of:=[.F56]/[.E56]" office:value-type="float" office:value="421.254166666668" calcext:value-type="float">
            <text:p>421</text:p>
          </table:table-cell>
          <table:table-cell table:formula="of:=[.G56]/[.$G$6]" office:value-type="float" office:value="2.07500000000001" calcext:value-type="float">
            <text:p>2.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5" calcext:value-type="float">
            <text:p>5</text:p>
          </table:table-cell>
          <table:table-cell office:value-type="time" office:time-value="PT14H53M27S" calcext:value-type="time">
            <text:p>14:53:27</text:p>
          </table:table-cell>
          <table:table-cell office:value-type="time" office:time-value="PT14H58M41S" calcext:value-type="time">
            <text:p>14:58:41</text:p>
          </table:table-cell>
          <table:table-cell table:formula="of:=(([.D57]-[.C57]))*60*60*24" office:value-type="float" office:value="313.999999999995" calcext:value-type="float">
            <text:p>313.999999999995</text:p>
          </table:table-cell>
          <table:table-cell office:value-type="float" office:value="101101" calcext:value-type="float">
            <text:p>101101</text:p>
          </table:table-cell>
          <table:table-cell table:formula="of:=[.F57]/[.E57]" office:value-type="float" office:value="321.977707006365" calcext:value-type="float">
            <text:p>322</text:p>
          </table:table-cell>
          <table:table-cell table:formula="of:=[.G57]/[.$G$7]" office:value-type="float" office:value="2.28662420382161" calcext:value-type="float">
            <text:p>2.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6" calcext:value-type="float">
            <text:p>6</text:p>
          </table:table-cell>
          <table:table-cell office:value-type="time" office:time-value="PT15H19M49S" calcext:value-type="time">
            <text:p>15:19:49</text:p>
          </table:table-cell>
          <table:table-cell office:value-type="time" office:time-value="PT15H26M30S" calcext:value-type="time">
            <text:p>15:26:30</text:p>
          </table:table-cell>
          <table:table-cell table:formula="of:=(([.D58]-[.C58]))*60*60*24" office:value-type="float" office:value="401.000000000008" calcext:value-type="float">
            <text:p>401.000000000008</text:p>
          </table:table-cell>
          <table:table-cell office:value-type="float" office:value="101101" calcext:value-type="float">
            <text:p>101101</text:p>
          </table:table-cell>
          <table:table-cell table:formula="of:=[.F58]/[.E58]" office:value-type="float" office:value="252.122194513717" calcext:value-type="float">
            <text:p>252</text:p>
          </table:table-cell>
          <table:table-cell table:formula="of:=[.G58]/[.$G$8]" office:value-type="float" office:value="2.47381546134666" calcext:value-type="float">
            <text:p>2.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7" calcext:value-type="float">
            <text:p>7</text:p>
          </table:table-cell>
          <table:table-cell office:value-type="time" office:time-value="PT15H48M32S" calcext:value-type="time">
            <text:p>15:48:32</text:p>
          </table:table-cell>
          <table:table-cell office:value-type="time" office:time-value="PT15H56M59S" calcext:value-type="time">
            <text:p>15:56:59</text:p>
          </table:table-cell>
          <table:table-cell table:formula="of:=(([.D59]-[.C59]))*60*60*24" office:value-type="float" office:value="507.000000000003" calcext:value-type="float">
            <text:p>507.000000000003</text:p>
          </table:table-cell>
          <table:table-cell office:value-type="float" office:value="101101" calcext:value-type="float">
            <text:p>101101</text:p>
          </table:table-cell>
          <table:table-cell table:formula="of:=[.F59]/[.E59]" office:value-type="float" office:value="199.410256410255" calcext:value-type="float">
            <text:p>199</text:p>
          </table:table-cell>
          <table:table-cell table:formula="of:=[.G59]/[.$G$9]" office:value-type="float" office:value="2.59368836291912" calcext:value-type="float">
            <text:p>2.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9" calcext:value-type="float">
            <text:p>9</text:p>
          </table:table-cell>
          <table:table-cell office:value-type="time" office:time-value="PT22H03M29S" calcext:value-type="time">
            <text:p>22:03:29</text:p>
          </table:table-cell>
          <table:table-cell office:value-type="time" office:time-value="PT22H15M34S" calcext:value-type="time">
            <text:p>22:15:34</text:p>
          </table:table-cell>
          <table:table-cell table:formula="of:=(([.D60]-[.C60]))*60*60*24" office:value-type="float" office:value="725.000000000001" calcext:value-type="float">
            <text:p>725.000000000001</text:p>
          </table:table-cell>
          <table:table-cell office:value-type="float" office:value="101101" calcext:value-type="float">
            <text:p>101101</text:p>
          </table:table-cell>
          <table:table-cell table:formula="of:=[.F60]/[.E60]" office:value-type="float" office:value="139.449655172415" calcext:value-type="float">
            <text:p>139</text:p>
          </table:table-cell>
          <table:table-cell table:formula="of:=[.G60]/[.$G$10]" office:value-type="float" office:value="3.00827586206901" calcext:value-type="float">
            <text:p>3.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yfire_p</text:p>
          </table:table-cell>
          <table:table-cell office:value-type="float" office:value="11" calcext:value-type="float">
            <text:p>11</text:p>
          </table:table-cell>
          <table:table-cell office:value-type="time" office:time-value="PT23H13M36S" calcext:value-type="time">
            <text:p>23:13:36</text:p>
          </table:table-cell>
          <table:table-cell office:value-type="time" office:time-value="PT23H30M22S" calcext:value-type="time">
            <text:p>23:30:22</text:p>
          </table:table-cell>
          <table:table-cell table:formula="of:=(([.D61]-[.C61]))*60*60*24" office:value-type="float" office:value="1006.00000000001" calcext:value-type="float">
            <text:p>1006.00000000001</text:p>
          </table:table-cell>
          <table:table-cell office:value-type="float" office:value="101101" calcext:value-type="float">
            <text:p>101101</text:p>
          </table:table-cell>
          <table:table-cell table:formula="of:=[.F61]/[.E61]" office:value-type="float" office:value="100.498011928429" calcext:value-type="float">
            <text:p>100</text:p>
          </table:table-cell>
          <table:table-cell table:formula="of:=[.G61]/[.$G$11]" office:value-type="float" office:value="3.1618512478026" calcext:value-type="float">
            <text:p>3.1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time" office:time-value="PT10H43M59S" calcext:value-type="time">
            <text:p>10:43:59</text:p>
          </table:table-cell>
          <table:table-cell office:value-type="time" office:time-value="PT10H48M43S" calcext:value-type="time">
            <text:p>10:48:43</text:p>
          </table:table-cell>
          <table:table-cell table:formula="of:=(([.D62]-[.C62]))*60*60*24" office:value-type="float" office:value="284" calcext:value-type="float">
            <text:p>284</text:p>
          </table:table-cell>
          <table:table-cell office:value-type="float" office:value="101102" calcext:value-type="float">
            <text:p>101102</text:p>
          </table:table-cell>
          <table:table-cell table:formula="of:=[.F62]/[.E62]" office:value-type="float" office:value="355.992957746479" calcext:value-type="float">
            <text:p>356</text:p>
          </table:table-cell>
          <table:table-cell table:formula="of:=[.G62]/[.$G$8]" office:value-type="float" office:value="3.49299229566977" calcext:value-type="float">
            <text:p>3.49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G5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08:57:56.365450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12:04.789058222</meta:creation-date>
    <dc:date>2019-01-07T10:50:49.590447624</dc:date>
    <meta:editing-duration>PT2H25M51S</meta:editing-duration>
    <meta:editing-cycles>14</meta:editing-cycles>
    <meta:generator>LibreOffice/6.1.4.2$Linux_X86_64 LibreOffice_project/10$Build-2</meta:generator>
    <meta:document-statistic meta:table-count="1" meta:cell-count="495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width="0.05cm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1" chart:origin="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">
      <style:chart-properties chart:display-label="true" chart:logarithmic="true" chart:minimum="1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28cm" svg:height="13.773cm" xlink:href=".." xlink:type="simple" chart:class="chart:scatter" chart:style-name="ch1">
        <chart:title svg:x="9.668cm" svg:y="-0.096cm" chart:style-name="ch2">
          <text:p>OpendTect Attribute Benchmark</text:p>
        </chart:title>
        <chart:legend svg:x="16.134cm" svg:y="0.685cm" style:legend-expansion="custom" chartooo:width="8.849cm" chartooo:height="3.023cm" style:legend-expansion-aspect-ratio="2.92722461131327" chart:style-name="ch3"/>
        <chart:plot-area chart:style-name="ch4" table:cell-range-address="Sheet1.B2:Sheet1.B11 Sheet1.G2:Sheet1.G61" chart:data-source-has-labels="row" svg:x="1.028cm" svg:y="0.378cm" svg:width="24.361cm" svg:height="12.771cm">
          <chartooo:coordinate-region svg:x="2.205cm" svg:y="0.577cm" svg:width="22.998cm" svg:height="11.925cm"/>
          <chart:axis chart:dimension="x" chart:name="primary-x" chart:style-name="ch5">
            <chart:title svg:x="12.232cm" svg:y="12.921cm" chart:style-name="ch6">
              <text:p>Stepout</text:p>
            </chart:title>
          </chart:axis>
          <chart:axis chart:dimension="y" chart:name="primary-y" chart:style-name="ch7">
            <chart:title svg:x="0cm" svg:y="9.392cm" chart:style-name="ch8">
              <text:p>Output Traces/second</text:p>
            </chart:title>
            <chart:grid chart:style-name="ch9" chart:class="major"/>
          </chart:axis>
          <chart:series chart:style-name="ch10" chart:values-cell-range-address="Sheet1.G2:Sheet1.G11" loext:label-string="normal" chart:class="chart:scatter">
            <chart:domain table:cell-range-address="Sheet1.B2:Sheet1.B11"/>
            <chart:data-point chart:repeated="10"/>
          </chart:series>
          <chart:series chart:style-name="ch11" chart:values-cell-range-address="Sheet1.G12:Sheet1.G21" loext:label-string="eigen" chart:class="chart:scatter">
            <chart:domain table:cell-range-address="Sheet1.B12:Sheet1.B21"/>
            <chart:data-point chart:repeated="10"/>
          </chart:series>
          <chart:series chart:style-name="ch12" chart:values-cell-range-address="Sheet1.G22:Sheet1.G31" loext:label-string="arrayfire" chart:class="chart:scatter">
            <chart:domain table:cell-range-address="Sheet1.B22:Sheet1.B31"/>
            <chart:data-point chart:repeated="10"/>
          </chart:series>
          <chart:series chart:style-name="ch13" chart:values-cell-range-address="Sheet1.G32:Sheet1.G41" loext:label-string="normal_parallel" chart:class="chart:scatter">
            <chart:domain table:cell-range-address="Sheet1.B32:Sheet1.B41"/>
            <chart:data-point chart:repeated="10"/>
          </chart:series>
          <chart:series chart:style-name="ch14" chart:values-cell-range-address="Sheet1.G42:Sheet1.G51" loext:label-string="eigen_parallel" chart:class="chart:scatter">
            <chart:domain table:cell-range-address="Sheet1.B42:Sheet1.B51"/>
            <chart:data-point chart:repeated="10"/>
          </chart:series>
          <chart:series chart:style-name="ch15" chart:values-cell-range-address="Sheet1.G52:Sheet1.G61" loext:label-string="arrayfire_parallel" chart:class="chart:scatter">
            <chart:domain table:cell-range-address="Sheet1.B52:Sheet1.B61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</text:p>
              </table:table-cell>
              <table:table-cell office:value-type="string">
                <text:p>Column B</text:p>
              </table:table-cell>
              <table:table-cell office:value-type="string">
                <text:p>eigen</text:p>
              </table:table-cell>
              <table:table-cell office:value-type="string">
                <text:p>Column B</text:p>
              </table:table-cell>
              <table:table-cell office:value-type="string">
                <text:p>arrayfire</text:p>
              </table:table-cell>
              <table:table-cell office:value-type="string">
                <text:p>Column B</text:p>
              </table:table-cell>
              <table:table-cell office:value-type="string">
                <text:p>normal_parallel</text:p>
              </table:table-cell>
              <table:table-cell office:value-type="string">
                <text:p>Column B</text:p>
              </table:table-cell>
              <table:table-cell office:value-type="string">
                <text:p>eigen_parallel</text:p>
              </table:table-cell>
              <table:table-cell office:value-type="string">
                <text:p>Column B</text:p>
              </table:table-cell>
              <table:table-cell office:value-type="string">
                <text:p>arrayfire_parall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  <table:table-cell office:value-type="float" office:value="3486.24137931057">
                <text:p>3486.24137931057</text:p>
                <draw:g>
                  <svg:desc>Sheet1.G2:Sheet1.G11</svg:desc>
                </draw:g>
              </table:table-cell>
              <table:table-cell office:value-type="float" office:value="0">
                <text:p>0</text:p>
                <draw:g>
                  <svg:desc>Sheet1.B12:Sheet1.B21</svg:desc>
                </draw:g>
              </table:table-cell>
              <table:table-cell office:value-type="float" office:value="4212.54166666601">
                <text:p>4212.54166666601</text:p>
                <draw:g>
                  <svg:desc>Sheet1.G12:Sheet1.G21</svg:desc>
                </draw:g>
              </table:table-cell>
              <table:table-cell office:value-type="float" office:value="0">
                <text:p>0</text:p>
                <draw:g>
                  <svg:desc>Sheet1.B22:Sheet1.B31</svg:desc>
                </draw:g>
              </table:table-cell>
              <table:table-cell office:value-type="float" office:value="2246.68888888902">
                <text:p>2246.68888888902</text:p>
                <draw:g>
                  <svg:desc>Sheet1.G22:Sheet1.G31</svg:desc>
                </draw:g>
              </table:table-cell>
              <table:table-cell office:value-type="float" office:value="0">
                <text:p>0</text:p>
                <draw:g>
                  <svg:desc>Sheet1.B32:Sheet1.B41</svg:desc>
                </draw:g>
              </table:table-cell>
              <table:table-cell office:value-type="float" office:value="4212.54166666601">
                <text:p>4212.54166666601</text:p>
                <draw:g>
                  <svg:desc>Sheet1.G32:Sheet1.G41</svg:desc>
                </draw:g>
              </table:table-cell>
              <table:table-cell office:value-type="float" office:value="0">
                <text:p>0</text:p>
                <draw:g>
                  <svg:desc>Sheet1.B42:Sheet1.B51</svg:desc>
                </draw:g>
              </table:table-cell>
              <table:table-cell office:value-type="float" office:value="4595.5454545454">
                <text:p>4595.5454545454</text:p>
                <draw:g>
                  <svg:desc>Sheet1.G42:Sheet1.G51</svg:desc>
                </draw:g>
              </table:table-cell>
              <table:table-cell office:value-type="float" office:value="0">
                <text:p>0</text:p>
                <draw:g>
                  <svg:desc>Sheet1.B52:Sheet1.B61</svg:desc>
                </draw:g>
              </table:table-cell>
              <table:table-cell office:value-type="float" office:value="1218.0843373493">
                <text:p>1218.0843373493</text:p>
                <draw:g>
                  <svg:desc>Sheet1.G52:Sheet1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84.94520547948">
                <text:p>1384.94520547948</text:p>
              </table:table-cell>
              <table:table-cell office:value-type="float" office:value="1">
                <text:p>1</text:p>
              </table:table-cell>
              <table:table-cell office:value-type="float" office:value="1773.70175438599">
                <text:p>1773.70175438599</text:p>
              </table:table-cell>
              <table:table-cell office:value-type="float" office:value="1">
                <text:p>1</text:p>
              </table:table-cell>
              <table:table-cell office:value-type="float" office:value="1263.76250000006">
                <text:p>1263.76250000006</text:p>
              </table:table-cell>
              <table:table-cell office:value-type="float" office:value="1">
                <text:p>1</text:p>
              </table:table-cell>
              <table:table-cell office:value-type="float" office:value="2660.55263157898">
                <text:p>2660.55263157898</text:p>
              </table:table-cell>
              <table:table-cell office:value-type="float" office:value="1">
                <text:p>1</text:p>
              </table:table-cell>
              <table:table-cell office:value-type="float" office:value="3159.40624999919">
                <text:p>3159.40624999919</text:p>
              </table:table-cell>
              <table:table-cell office:value-type="float" office:value="1">
                <text:p>1</text:p>
              </table:table-cell>
              <table:table-cell office:value-type="float" office:value="972.124999999997">
                <text:p>972.12499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43.95541401273">
                <text:p>643.95541401273</text:p>
              </table:table-cell>
              <table:table-cell office:value-type="float" office:value="2">
                <text:p>2</text:p>
              </table:table-cell>
              <table:table-cell office:value-type="float" office:value="796.070866141748">
                <text:p>796.070866141748</text:p>
              </table:table-cell>
              <table:table-cell office:value-type="float" office:value="2">
                <text:p>2</text:p>
              </table:table-cell>
              <table:table-cell office:value-type="float" office:value="648.083333333352">
                <text:p>648.083333333352</text:p>
              </table:table-cell>
              <table:table-cell office:value-type="float" office:value="2">
                <text:p>2</text:p>
              </table:table-cell>
              <table:table-cell office:value-type="float" office:value="1531.83333333332">
                <text:p>1531.83333333332</text:p>
              </table:table-cell>
              <table:table-cell office:value-type="float" office:value="2">
                <text:p>2</text:p>
              </table:table-cell>
              <table:table-cell office:value-type="float" office:value="1805.39285714278">
                <text:p>1805.39285714278</text:p>
              </table:table-cell>
              <table:table-cell office:value-type="float" office:value="2">
                <text:p>2</text:p>
              </table:table-cell>
              <table:table-cell office:value-type="float" office:value="821.959349593496">
                <text:p>821.959349593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6.132258064519">
                <text:p>326.132258064519</text:p>
              </table:table-cell>
              <table:table-cell office:value-type="float" office:value="3">
                <text:p>3</text:p>
              </table:table-cell>
              <table:table-cell office:value-type="float" office:value="416.053497942388">
                <text:p>416.053497942388</text:p>
              </table:table-cell>
              <table:table-cell office:value-type="float" office:value="3">
                <text:p>3</text:p>
              </table:table-cell>
              <table:table-cell office:value-type="float" office:value="406.028112449814">
                <text:p>406.028112449814</text:p>
              </table:table-cell>
              <table:table-cell office:value-type="float" office:value="3">
                <text:p>3</text:p>
              </table:table-cell>
              <table:table-cell office:value-type="float" office:value="972.124999999997">
                <text:p>972.124999999997</text:p>
              </table:table-cell>
              <table:table-cell office:value-type="float" office:value="3">
                <text:p>3</text:p>
              </table:table-cell>
              <table:table-cell office:value-type="float" office:value="1087.11827956989">
                <text:p>1087.11827956989</text:p>
              </table:table-cell>
              <table:table-cell office:value-type="float" office:value="3">
                <text:p>3</text:p>
              </table:table-cell>
              <table:table-cell office:value-type="float" office:value="660.790849673224">
                <text:p>660.790849673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3.014056224899">
                <text:p>203.014056224899</text:p>
              </table:table-cell>
              <table:table-cell office:value-type="float" office:value="4">
                <text:p>4</text:p>
              </table:table-cell>
              <table:table-cell office:value-type="float" office:value="255.951898734179">
                <text:p>255.951898734179</text:p>
              </table:table-cell>
              <table:table-cell office:value-type="float" office:value="4">
                <text:p>4</text:p>
              </table:table-cell>
              <table:table-cell office:value-type="float" office:value="269.602666666666">
                <text:p>269.602666666666</text:p>
              </table:table-cell>
              <table:table-cell office:value-type="float" office:value="4">
                <text:p>4</text:p>
              </table:table-cell>
              <table:table-cell office:value-type="float" office:value="639.879746835447">
                <text:p>639.879746835447</text:p>
              </table:table-cell>
              <table:table-cell office:value-type="float" office:value="4">
                <text:p>4</text:p>
              </table:table-cell>
              <table:table-cell office:value-type="float" office:value="355.992957746479">
                <text:p>355.992957746479</text:p>
              </table:table-cell>
              <table:table-cell office:value-type="float" office:value="4">
                <text:p>4</text:p>
              </table:table-cell>
              <table:table-cell office:value-type="float" office:value="421.254166666668">
                <text:p>421.254166666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0.809192200558">
                <text:p>140.809192200558</text:p>
              </table:table-cell>
              <table:table-cell office:value-type="float" office:value="5">
                <text:p>5</text:p>
              </table:table-cell>
              <table:table-cell office:value-type="float" office:value="172.527303754266">
                <text:p>172.527303754266</text:p>
              </table:table-cell>
              <table:table-cell office:value-type="float" office:value="5">
                <text:p>5</text:p>
              </table:table-cell>
              <table:table-cell office:value-type="float" office:value="188.973831775703">
                <text:p>188.973831775703</text:p>
              </table:table-cell>
              <table:table-cell office:value-type="float" office:value="5">
                <text:p>5</text:p>
              </table:table-cell>
              <table:table-cell office:value-type="float" office:value="275.4795640327">
                <text:p>275.4795640327</text:p>
              </table:table-cell>
              <table:table-cell office:value-type="float" office:value="5">
                <text:p>5</text:p>
              </table:table-cell>
              <table:table-cell office:value-type="float" office:value="490.781553398065">
                <text:p>490.781553398065</text:p>
              </table:table-cell>
              <table:table-cell office:value-type="float" office:value="5">
                <text:p>5</text:p>
              </table:table-cell>
              <table:table-cell office:value-type="float" office:value="321.977707006365">
                <text:p>321.977707006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1.916330645161">
                <text:p>101.916330645161</text:p>
              </table:table-cell>
              <table:table-cell office:value-type="float" office:value="6">
                <text:p>6</text:p>
              </table:table-cell>
              <table:table-cell office:value-type="float" office:value="118.942352941176">
                <text:p>118.942352941176</text:p>
              </table:table-cell>
              <table:table-cell office:value-type="float" office:value="6">
                <text:p>6</text:p>
              </table:table-cell>
              <table:table-cell office:value-type="float" office:value="139.642265193369">
                <text:p>139.642265193369</text:p>
              </table:table-cell>
              <table:table-cell office:value-type="float" office:value="6">
                <text:p>6</text:p>
              </table:table-cell>
              <table:table-cell office:value-type="float" office:value="205.073022312374">
                <text:p>205.073022312374</text:p>
              </table:table-cell>
              <table:table-cell office:value-type="float" office:value="6">
                <text:p>6</text:p>
              </table:table-cell>
              <table:table-cell office:value-type="float" office:value="347.426116838491">
                <text:p>347.426116838491</text:p>
              </table:table-cell>
              <table:table-cell office:value-type="float" office:value="6">
                <text:p>6</text:p>
              </table:table-cell>
              <table:table-cell office:value-type="float" office:value="252.122194513717">
                <text:p>252.122194513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6.8828897338402">
                <text:p>76.8828897338402</text:p>
              </table:table-cell>
              <table:table-cell office:value-type="float" office:value="7">
                <text:p>7</text:p>
              </table:table-cell>
              <table:table-cell office:value-type="float" office:value="86.0434042553188">
                <text:p>86.0434042553188</text:p>
              </table:table-cell>
              <table:table-cell office:value-type="float" office:value="7">
                <text:p>7</text:p>
              </table:table-cell>
              <table:table-cell office:value-type="float" office:value="106.087093389297">
                <text:p>106.087093389297</text:p>
              </table:table-cell>
              <table:table-cell office:value-type="float" office:value="7">
                <text:p>7</text:p>
              </table:table-cell>
              <table:table-cell office:value-type="float" office:value="162.541800643087">
                <text:p>162.541800643087</text:p>
              </table:table-cell>
              <table:table-cell office:value-type="float" office:value="7">
                <text:p>7</text:p>
              </table:table-cell>
              <table:table-cell office:value-type="float" office:value="254.022613065328">
                <text:p>254.022613065328</text:p>
              </table:table-cell>
              <table:table-cell office:value-type="float" office:value="7">
                <text:p>7</text:p>
              </table:table-cell>
              <table:table-cell office:value-type="float" office:value="199.410256410255">
                <text:p>199.410256410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.3553415864281">
                <text:p>46.3553415864281</text:p>
              </table:table-cell>
              <table:table-cell office:value-type="float" office:value="9">
                <text:p>9</text:p>
              </table:table-cell>
              <table:table-cell office:value-type="float" office:value="42.2026688907423">
                <text:p>42.2026688907423</text:p>
              </table:table-cell>
              <table:table-cell office:value-type="float" office:value="9">
                <text:p>9</text:p>
              </table:table-cell>
              <table:table-cell office:value-type="float" office:value="67.3781624500658">
                <text:p>67.3781624500658</text:p>
              </table:table-cell>
              <table:table-cell office:value-type="float" office:value="9">
                <text:p>9</text:p>
              </table:table-cell>
              <table:table-cell office:value-type="float" office:value="109.763557483731">
                <text:p>109.763557483731</text:p>
              </table:table-cell>
              <table:table-cell office:value-type="float" office:value="9">
                <text:p>9</text:p>
              </table:table-cell>
              <table:table-cell office:value-type="float" office:value="149.336779911373">
                <text:p>149.336779911373</text:p>
              </table:table-cell>
              <table:table-cell office:value-type="float" office:value="9">
                <text:p>9</text:p>
              </table:table-cell>
              <table:table-cell office:value-type="float" office:value="139.449655172415">
                <text:p>139.44965517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.7845477386934">
                <text:p>31.7845477386934</text:p>
              </table:table-cell>
              <table:table-cell office:value-type="float" office:value="11">
                <text:p>11</text:p>
              </table:table-cell>
              <table:table-cell office:value-type="float" office:value="27.2048387096774">
                <text:p>27.2048387096774</text:p>
              </table:table-cell>
              <table:table-cell office:value-type="float" office:value="11">
                <text:p>11</text:p>
              </table:table-cell>
              <table:table-cell office:value-type="float" office:value="45.7100271002706">
                <text:p>45.7100271002706</text:p>
              </table:table-cell>
              <table:table-cell office:value-type="float" office:value="11">
                <text:p>11</text:p>
              </table:table-cell>
              <table:table-cell office:value-type="float" office:value="80.4467408585061">
                <text:p>80.4467408585061</text:p>
              </table:table-cell>
              <table:table-cell office:value-type="float" office:value="11">
                <text:p>11</text:p>
              </table:table-cell>
              <table:table-cell office:value-type="float" office:value="93.6120370370374">
                <text:p>93.6120370370374</text:p>
              </table:table-cell>
              <table:table-cell office:value-type="float" office:value="11">
                <text:p>11</text:p>
              </table:table-cell>
              <table:table-cell office:value-type="float" office:value="100.498011928429">
                <text:p>100.498011928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0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width="0.05cm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1" chart:origin="0" chart:interval-major="1" chart:interval-minor-divis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0">
      <style:chart-properties chart:display-label="true" chart:logarithmic="false" chart:minimum="0" chart:maximum="5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28cm" svg:height="13.773cm" xlink:href=".." xlink:type="simple" chart:class="chart:scatter" chart:style-name="ch1">
        <chart:title svg:x="9.67cm" svg:y="-0.094cm" chart:style-name="ch2">
          <text:p>OpendTect Attribute Benchmark</text:p>
        </chart:title>
        <chart:legend svg:x="16.134cm" svg:y="0.685cm" style:legend-expansion="custom" chartooo:width="8.849cm" chartooo:height="3.023cm" style:legend-expansion-aspect-ratio="2.92722461131327" chart:style-name="ch3"/>
        <chart:plot-area chart:style-name="ch4" table:cell-range-address="Sheet1.B2:Sheet1.B11 Sheet1.H2:Sheet1.H61" chart:data-source-has-labels="row" svg:x="1.478cm" svg:y="0.378cm" svg:width="23.911cm" svg:height="12.771cm">
          <chartooo:coordinate-region svg:x="2.205cm" svg:y="0.577cm" svg:width="22.998cm" svg:height="11.925cm"/>
          <chart:axis chart:dimension="x" chart:name="primary-x" chart:style-name="ch5">
            <chart:title svg:x="12.457cm" svg:y="12.921cm" chart:style-name="ch6">
              <text:p>Stepout</text:p>
            </chart:title>
          </chart:axis>
          <chart:axis chart:dimension="y" chart:name="primary-y" chart:style-name="ch7">
            <chart:title svg:x="0.108cm" svg:y="9.313cm" chart:style-name="ch8">
              <text:p>Relative Performance</text:p>
            </chart:title>
            <chart:grid chart:style-name="ch9" chart:class="major"/>
          </chart:axis>
          <chart:series chart:style-name="ch10" chart:values-cell-range-address="Sheet1.H2:Sheet1.H11" loext:label-string="normal" chart:class="chart:scatter">
            <chart:domain table:cell-range-address="Sheet1.B2:Sheet1.B11"/>
            <chart:data-point chart:repeated="10"/>
          </chart:series>
          <chart:series chart:style-name="ch11" chart:values-cell-range-address="Sheet1.H12:Sheet1.H21" loext:label-string="eigen" chart:class="chart:scatter">
            <chart:domain table:cell-range-address="Sheet1.B12:Sheet1.B21"/>
            <chart:data-point chart:repeated="10"/>
          </chart:series>
          <chart:series chart:style-name="ch12" chart:values-cell-range-address="Sheet1.H22:Sheet1.H31" loext:label-string="arrayfire" chart:class="chart:scatter">
            <chart:domain table:cell-range-address="Sheet1.B22:Sheet1.B31"/>
            <chart:data-point chart:repeated="10"/>
          </chart:series>
          <chart:series chart:style-name="ch13" chart:values-cell-range-address="Sheet1.H32:Sheet1.H41" loext:label-string="normal_parallel" chart:class="chart:scatter">
            <chart:domain table:cell-range-address="Sheet1.B32:Sheet1.B41"/>
            <chart:data-point chart:repeated="10"/>
          </chart:series>
          <chart:series chart:style-name="ch14" chart:values-cell-range-address="Sheet1.H42:Sheet1.H51" loext:label-string="eigen_parallel" chart:class="chart:scatter">
            <chart:domain table:cell-range-address="Sheet1.B42:Sheet1.B51"/>
            <chart:data-point chart:repeated="10"/>
          </chart:series>
          <chart:series chart:style-name="ch15" chart:values-cell-range-address="Sheet1.H52:Sheet1.H61" loext:label-string="arrayfire_parallel" chart:class="chart:scatter">
            <chart:domain table:cell-range-address="Sheet1.B52:Sheet1.B61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</text:p>
              </table:table-cell>
              <table:table-cell office:value-type="string">
                <text:p>Column B</text:p>
              </table:table-cell>
              <table:table-cell office:value-type="string">
                <text:p>eigen</text:p>
              </table:table-cell>
              <table:table-cell office:value-type="string">
                <text:p>Column B</text:p>
              </table:table-cell>
              <table:table-cell office:value-type="string">
                <text:p>arrayfire</text:p>
              </table:table-cell>
              <table:table-cell office:value-type="string">
                <text:p>Column B</text:p>
              </table:table-cell>
              <table:table-cell office:value-type="string">
                <text:p>normal_parallel</text:p>
              </table:table-cell>
              <table:table-cell office:value-type="string">
                <text:p>Column B</text:p>
              </table:table-cell>
              <table:table-cell office:value-type="string">
                <text:p>eigen_parallel</text:p>
              </table:table-cell>
              <table:table-cell office:value-type="string">
                <text:p>Column B</text:p>
              </table:table-cell>
              <table:table-cell office:value-type="string">
                <text:p>arrayfire_parall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H2:Sheet1.H11</svg:desc>
                </draw:g>
              </table:table-cell>
              <table:table-cell office:value-type="float" office:value="0">
                <text:p>0</text:p>
                <draw:g>
                  <svg:desc>Sheet1.B12:Sheet1.B21</svg:desc>
                </draw:g>
              </table:table-cell>
              <table:table-cell office:value-type="float" office:value="1.20833333333307">
                <text:p>1.20833333333307</text:p>
                <draw:g>
                  <svg:desc>Sheet1.H12:Sheet1.H21</svg:desc>
                </draw:g>
              </table:table-cell>
              <table:table-cell office:value-type="float" office:value="0">
                <text:p>0</text:p>
                <draw:g>
                  <svg:desc>Sheet1.B22:Sheet1.B31</svg:desc>
                </draw:g>
              </table:table-cell>
              <table:table-cell office:value-type="float" office:value="0.644444444444441">
                <text:p>0.644444444444441</text:p>
                <draw:g>
                  <svg:desc>Sheet1.H22:Sheet1.H31</svg:desc>
                </draw:g>
              </table:table-cell>
              <table:table-cell office:value-type="float" office:value="0">
                <text:p>0</text:p>
                <draw:g>
                  <svg:desc>Sheet1.B32:Sheet1.B41</svg:desc>
                </draw:g>
              </table:table-cell>
              <table:table-cell office:value-type="float" office:value="1.20833333333307">
                <text:p>1.20833333333307</text:p>
                <draw:g>
                  <svg:desc>Sheet1.H32:Sheet1.H41</svg:desc>
                </draw:g>
              </table:table-cell>
              <table:table-cell office:value-type="float" office:value="0">
                <text:p>0</text:p>
                <draw:g>
                  <svg:desc>Sheet1.B42:Sheet1.B51</svg:desc>
                </draw:g>
              </table:table-cell>
              <table:table-cell office:value-type="float" office:value="1.31819485644858">
                <text:p>1.31819485644858</text:p>
                <draw:g>
                  <svg:desc>Sheet1.H42:Sheet1.H51</svg:desc>
                </draw:g>
              </table:table-cell>
              <table:table-cell office:value-type="float" office:value="0">
                <text:p>0</text:p>
                <draw:g>
                  <svg:desc>Sheet1.B52:Sheet1.B61</svg:desc>
                </draw:g>
              </table:table-cell>
              <table:table-cell office:value-type="float" office:value="0.349397590361395">
                <text:p>0.349397590361395</text:p>
                <draw:g>
                  <svg:desc>Sheet1.H52:Sheet1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070175438596">
                <text:p>1.28070175438596</text:p>
              </table:table-cell>
              <table:table-cell office:value-type="float" office:value="1">
                <text:p>1</text:p>
              </table:table-cell>
              <table:table-cell office:value-type="float" office:value="0.912500000000025">
                <text:p>0.912500000000025</text:p>
              </table:table-cell>
              <table:table-cell office:value-type="float" office:value="1">
                <text:p>1</text:p>
              </table:table-cell>
              <table:table-cell office:value-type="float" office:value="1.92105263157893">
                <text:p>1.92105263157893</text:p>
              </table:table-cell>
              <table:table-cell office:value-type="float" office:value="1">
                <text:p>1</text:p>
              </table:table-cell>
              <table:table-cell office:value-type="float" office:value="2.28124999999937">
                <text:p>2.28124999999937</text:p>
              </table:table-cell>
              <table:table-cell office:value-type="float" office:value="1">
                <text:p>1</text:p>
              </table:table-cell>
              <table:table-cell office:value-type="float" office:value="0.701923076923061">
                <text:p>0.701923076923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23622047244099">
                <text:p>1.23622047244099</text:p>
              </table:table-cell>
              <table:table-cell office:value-type="float" office:value="2">
                <text:p>2</text:p>
              </table:table-cell>
              <table:table-cell office:value-type="float" office:value="1.0064102564103">
                <text:p>1.0064102564103</text:p>
              </table:table-cell>
              <table:table-cell office:value-type="float" office:value="2">
                <text:p>2</text:p>
              </table:table-cell>
              <table:table-cell office:value-type="float" office:value="2.37878787878789">
                <text:p>2.37878787878789</text:p>
              </table:table-cell>
              <table:table-cell office:value-type="float" office:value="2">
                <text:p>2</text:p>
              </table:table-cell>
              <table:table-cell office:value-type="float" office:value="2.8035991589739">
                <text:p>2.8035991589739</text:p>
              </table:table-cell>
              <table:table-cell office:value-type="float" office:value="2">
                <text:p>2</text:p>
              </table:table-cell>
              <table:table-cell office:value-type="float" office:value="1.27642276422766">
                <text:p>1.2764227642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27572016460905">
                <text:p>1.27572016460905</text:p>
              </table:table-cell>
              <table:table-cell office:value-type="float" office:value="3">
                <text:p>3</text:p>
              </table:table-cell>
              <table:table-cell office:value-type="float" office:value="1.24497991967875">
                <text:p>1.24497991967875</text:p>
              </table:table-cell>
              <table:table-cell office:value-type="float" office:value="3">
                <text:p>3</text:p>
              </table:table-cell>
              <table:table-cell office:value-type="float" office:value="2.9807692307692">
                <text:p>2.9807692307692</text:p>
              </table:table-cell>
              <table:table-cell office:value-type="float" office:value="3">
                <text:p>3</text:p>
              </table:table-cell>
              <table:table-cell office:value-type="float" office:value="3.3333663036633">
                <text:p>3.3333663036633</text:p>
              </table:table-cell>
              <table:table-cell office:value-type="float" office:value="3">
                <text:p>3</text:p>
              </table:table-cell>
              <table:table-cell office:value-type="float" office:value="2.02614379084972">
                <text:p>2.02614379084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2607594936709">
                <text:p>1.2607594936709</text:p>
              </table:table-cell>
              <table:table-cell office:value-type="float" office:value="4">
                <text:p>4</text:p>
              </table:table-cell>
              <table:table-cell office:value-type="float" office:value="1.328">
                <text:p>1.328</text:p>
              </table:table-cell>
              <table:table-cell office:value-type="float" office:value="4">
                <text:p>4</text:p>
              </table:table-cell>
              <table:table-cell office:value-type="float" office:value="3.15189873417724">
                <text:p>3.15189873417724</text:p>
              </table:table-cell>
              <table:table-cell office:value-type="float" office:value="4">
                <text:p>4</text:p>
              </table:table-cell>
              <table:table-cell office:value-type="float" office:value="3.49299229566977">
                <text:p>3.49299229566977</text:p>
              </table:table-cell>
              <table:table-cell office:value-type="float" office:value="4">
                <text:p>4</text:p>
              </table:table-cell>
              <table:table-cell office:value-type="float" office:value="2.07500000000001">
                <text:p>2.075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22525597269623">
                <text:p>1.22525597269623</text:p>
              </table:table-cell>
              <table:table-cell office:value-type="float" office:value="5">
                <text:p>5</text:p>
              </table:table-cell>
              <table:table-cell office:value-type="float" office:value="1.34205607476636">
                <text:p>1.34205607476636</text:p>
              </table:table-cell>
              <table:table-cell office:value-type="float" office:value="5">
                <text:p>5</text:p>
              </table:table-cell>
              <table:table-cell office:value-type="float" office:value="1.95640326975477">
                <text:p>1.95640326975477</text:p>
              </table:table-cell>
              <table:table-cell office:value-type="float" office:value="5">
                <text:p>5</text:p>
              </table:table-cell>
              <table:table-cell office:value-type="float" office:value="3.4854368932039">
                <text:p>3.4854368932039</text:p>
              </table:table-cell>
              <table:table-cell office:value-type="float" office:value="5">
                <text:p>5</text:p>
              </table:table-cell>
              <table:table-cell office:value-type="float" office:value="2.28662420382161">
                <text:p>2.28662420382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16705882352941">
                <text:p>1.16705882352941</text:p>
              </table:table-cell>
              <table:table-cell office:value-type="float" office:value="6">
                <text:p>6</text:p>
              </table:table-cell>
              <table:table-cell office:value-type="float" office:value="1.37016574585635">
                <text:p>1.37016574585635</text:p>
              </table:table-cell>
              <table:table-cell office:value-type="float" office:value="6">
                <text:p>6</text:p>
              </table:table-cell>
              <table:table-cell office:value-type="float" office:value="2.01217038539555">
                <text:p>2.01217038539555</text:p>
              </table:table-cell>
              <table:table-cell office:value-type="float" office:value="6">
                <text:p>6</text:p>
              </table:table-cell>
              <table:table-cell office:value-type="float" office:value="3.40893470790383">
                <text:p>3.40893470790383</text:p>
              </table:table-cell>
              <table:table-cell office:value-type="float" office:value="6">
                <text:p>6</text:p>
              </table:table-cell>
              <table:table-cell office:value-type="float" office:value="2.47381546134666">
                <text:p>2.47381546134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11914893617021">
                <text:p>1.11914893617021</text:p>
              </table:table-cell>
              <table:table-cell office:value-type="float" office:value="7">
                <text:p>7</text:p>
              </table:table-cell>
              <table:table-cell office:value-type="float" office:value="1.37985309548794">
                <text:p>1.37985309548794</text:p>
              </table:table-cell>
              <table:table-cell office:value-type="float" office:value="7">
                <text:p>7</text:p>
              </table:table-cell>
              <table:table-cell office:value-type="float" office:value="2.11414790996785">
                <text:p>2.11414790996785</text:p>
              </table:table-cell>
              <table:table-cell office:value-type="float" office:value="7">
                <text:p>7</text:p>
              </table:table-cell>
              <table:table-cell office:value-type="float" office:value="3.30402010050253">
                <text:p>3.30402010050253</text:p>
              </table:table-cell>
              <table:table-cell office:value-type="float" office:value="7">
                <text:p>7</text:p>
              </table:table-cell>
              <table:table-cell office:value-type="float" office:value="2.59368836291912">
                <text:p>2.59368836291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910416522593339">
                <text:p>0.910416522593339</text:p>
              </table:table-cell>
              <table:table-cell office:value-type="float" office:value="9">
                <text:p>9</text:p>
              </table:table-cell>
              <table:table-cell office:value-type="float" office:value="1.45351452808176">
                <text:p>1.45351452808176</text:p>
              </table:table-cell>
              <table:table-cell office:value-type="float" office:value="9">
                <text:p>9</text:p>
              </table:table-cell>
              <table:table-cell office:value-type="float" office:value="2.36787290800307">
                <text:p>2.36787290800307</text:p>
              </table:table-cell>
              <table:table-cell office:value-type="float" office:value="9">
                <text:p>9</text:p>
              </table:table-cell>
              <table:table-cell office:value-type="float" office:value="3.2215657311669">
                <text:p>3.2215657311669</text:p>
              </table:table-cell>
              <table:table-cell office:value-type="float" office:value="9">
                <text:p>9</text:p>
              </table:table-cell>
              <table:table-cell office:value-type="float" office:value="3.00827586206901">
                <text:p>3.00827586206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855913978494625">
                <text:p>0.855913978494625</text:p>
              </table:table-cell>
              <table:table-cell office:value-type="float" office:value="11">
                <text:p>11</text:p>
              </table:table-cell>
              <table:table-cell office:value-type="float" office:value="1.43812104787714">
                <text:p>1.43812104787714</text:p>
              </table:table-cell>
              <table:table-cell office:value-type="float" office:value="11">
                <text:p>11</text:p>
              </table:table-cell>
              <table:table-cell office:value-type="float" office:value="2.53100158982514">
                <text:p>2.53100158982514</text:p>
              </table:table-cell>
              <table:table-cell office:value-type="float" office:value="11">
                <text:p>11</text:p>
              </table:table-cell>
              <table:table-cell office:value-type="float" office:value="2.94520588452726">
                <text:p>2.94520588452726</text:p>
              </table:table-cell>
              <table:table-cell office:value-type="float" office:value="11">
                <text:p>11</text:p>
              </table:table-cell>
              <table:table-cell office:value-type="float" office:value="3.1618512478026">
                <text:p>3.1618512478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